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09cm" svg:height="9.343cm" svg:x="3.138cm" svg:y="14.921cm">
            <draw:object draw:notify-on-update-of-ranges="Hoja1.A2:Hoja1.A31 Hoja1.B1:Hoja1.B1 Hoja1.B2:Hoja1.B31 Hoja1.E1:Hoja1.E1 Hoja1.E2:Hoja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99cm" svg:height="8.886cm" svg:x="20.33cm" svg:y="14.921cm">
            <draw:object draw:notify-on-update-of-ranges="Hoja1.A2:Hoja1.A31 Hoja1.F1:Hoja1.F1 Hoja1.F2:Hoja1.F31 Hoja1.I1:Hoja1.I1 Hoja1.I2:Hoja1.I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38cm" svg:height="8.853cm" svg:x="20.359cm" svg:y="24.51cm">
            <draw:object draw:notify-on-update-of-ranges="Hoja1.A2:Hoja1.A31 Hoja1.N1:Hoja1.N1 Hoja1.N2:Hoja1.N31 Hoja1.Q1:Hoja1.Q1 Hoja1.Q2:Hoja1.Q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58cm" svg:height="9.326cm" svg:x="3.112cm" svg:y="24.485cm">
            <draw:object draw:notify-on-update-of-ranges="Hoja1.A2:Hoja1.A31 Hoja1.J1:Hoja1.J1 Hoja1.J2:Hoja1.J31 Hoja1.M1:Hoja1.M1 Hoja1.M2:Hoja1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36.766cm" svg:y="14.976cm">
            <draw:object draw:notify-on-update-of-ranges="Hoja1.A1:Hoja1.A1 Hoja1.A2:Hoja1.A31 Hoja1.J1:Hoja1.J1 Hoja1.J2:Hoja1.J31 Hoja1.N1:Hoja1.N1 Hoja1.N2:Hoja1.N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Tamaño del vector</text:p>
          </table:table-cell>
          <table:table-cell table:style-name="ce1" office:value-type="string" calcext:value-type="string">
            <text:p>Ej2.1.1</text:p>
          </table:table-cell>
          <table:table-cell table:style-name="ce1" office:value-type="string" calcext:value-type="string">
            <text:p>O(n³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Ej2.1.2</text:p>
          </table:table-cell>
          <table:table-cell table:style-name="ce1" office:value-type="string" calcext:value-type="string">
            <text:p>O(n²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Heap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22" calcext:value-type="float">
            <text:p>622</text:p>
          </table:table-cell>
          <table:table-cell table:formula="of:=[.A2]^3" office:value-type="float" office:value="1000000000" calcext:value-type="float">
            <text:p>1000000000</text:p>
          </table:table-cell>
          <table:table-cell table:formula="of:=[.B2]/[.C2]" office:value-type="float" office:value="0.000000622" calcext:value-type="float">
            <text:p>0,000000622</text:p>
          </table:table-cell>
          <table:table-cell table:formula="of:=[.$D$32]*[.C2]" office:value-type="float" office:value="82.55852812353" calcext:value-type="float">
            <text:p>82,558528123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2]^2" office:value-type="float" office:value="1000000" calcext:value-type="float">
            <text:p>1000000</text:p>
          </table:table-cell>
          <table:table-cell table:style-name="ce2" table:formula="of:=[.F2]/[.G2]" office:value-type="float" office:value="0.000001" calcext:value-type="float">
            <text:p>0,000001</text:p>
          </table:table-cell>
          <table:table-cell table:style-name="ce2" table:formula="of:=[.$H$32]*[.G2]" office:value-type="float" office:value="0.27041844425603" calcext:value-type="float">
            <text:p>0,27041844425603</text:p>
          </table:table-cell>
          <table:table-cell office:value-type="float" office:value="77" calcext:value-type="float">
            <text:p>77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J2]/[.K2]" office:value-type="float" office:value="0.00772643655537552" calcext:value-type="float">
            <text:p>0,00772643655537552</text:p>
          </table:table-cell>
          <table:table-cell table:style-name="ce2" table:formula="of:=[.$L$32]*[.K2]" office:value-type="float" office:value="186.292585736891" calcext:value-type="float">
            <text:p>186,292585736891</text:p>
          </table:table-cell>
          <table:table-cell office:value-type="float" office:value="319" calcext:value-type="float">
            <text:p>319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N2]/[.O2]" office:value-type="float" office:value="0.03200952287227" calcext:value-type="float">
            <text:p>0,03200952287227</text:p>
          </table:table-cell>
          <table:table-cell table:style-name="ce2" table:formula="of:=[.$P$32]*[.O2]" office:value-type="float" office:value="346.817580394768" calcext:value-type="float">
            <text:p>346,817580394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  <table:table-cell table:formula="of:=[.A3]^3" office:value-type="float" office:value="8000000000" calcext:value-type="float">
            <text:p>8000000000</text:p>
          </table:table-cell>
          <table:table-cell table:formula="of:=[.B3]/[.C3]" office:value-type="float" office:value="0.00000029125" calcext:value-type="float">
            <text:p>0,00000029125</text:p>
          </table:table-cell>
          <table:table-cell table:formula="of:=[.$D$32]*[.C3]" office:value-type="float" office:value="660.46822498824" calcext:value-type="float">
            <text:p>660,46822498824</text:p>
          </table:table-cell>
          <table:table-cell office:value-type="float" office:value="3" calcext:value-type="float">
            <text:p>3</text:p>
          </table:table-cell>
          <table:table-cell table:formula="of:=[.A3]^2" office:value-type="float" office:value="4000000" calcext:value-type="float">
            <text:p>4000000</text:p>
          </table:table-cell>
          <table:table-cell table:formula="of:=[.F3]/[.G3]" office:value-type="float" office:value="0.00000075" calcext:value-type="float">
            <text:p>0,00000075</text:p>
          </table:table-cell>
          <table:table-cell table:formula="of:=[.$H$32]*[.G3]" office:value-type="float" office:value="1.08167377702412" calcext:value-type="float">
            <text:p>1,08167377702412</text:p>
          </table:table-cell>
          <table:table-cell office:value-type="float" office:value="160" calcext:value-type="float">
            <text:p>16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J3]/[.K3]" office:value-type="float" office:value="0.00729541981889034" calcext:value-type="float">
            <text:p>0,00729541981889034</text:p>
          </table:table-cell>
          <table:table-cell table:formula="of:=[.$L$32]*[.K3]" office:value-type="float" office:value="409.971608991521" calcext:value-type="float">
            <text:p>409,971608991521</text:p>
          </table:table-cell>
          <table:table-cell office:value-type="float" office:value="1000" calcext:value-type="float">
            <text:p>100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N3]/[.O3]" office:value-type="float" office:value="0.0455963738680646" calcext:value-type="float">
            <text:p>0,0455963738680646</text:p>
          </table:table-cell>
          <table:table-cell table:formula="of:=[.$P$32]*[.O3]" office:value-type="float" office:value="763.236823937824" calcext:value-type="float">
            <text:p>763,236823937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39" calcext:value-type="float">
            <text:p>5539</text:p>
          </table:table-cell>
          <table:table-cell table:formula="of:=[.A4]^3" office:value-type="float" office:value="27000000000" calcext:value-type="float">
            <text:p>27000000000</text:p>
          </table:table-cell>
          <table:table-cell table:formula="of:=[.B4]/[.C4]" office:value-type="float" office:value="0.00000020514814814815" calcext:value-type="float">
            <text:p>2,05148148148148E-07</text:p>
          </table:table-cell>
          <table:table-cell table:formula="of:=[.$D$32]*[.C4]" office:value-type="float" office:value="2229.08025933531" calcext:value-type="float">
            <text:p>2229,08025933531</text:p>
          </table:table-cell>
          <table:table-cell office:value-type="float" office:value="5" calcext:value-type="float">
            <text:p>5</text:p>
          </table:table-cell>
          <table:table-cell table:formula="of:=[.A4]^2" office:value-type="float" office:value="9000000" calcext:value-type="float">
            <text:p>9000000</text:p>
          </table:table-cell>
          <table:table-cell table:formula="of:=[.F4]/[.G4]" office:value-type="float" office:value="0.00000055555555555556" calcext:value-type="float">
            <text:p>5,55555555555556E-07</text:p>
          </table:table-cell>
          <table:table-cell table:formula="of:=[.$H$32]*[.G4]" office:value-type="float" office:value="2.43376599830427" calcext:value-type="float">
            <text:p>2,43376599830427</text:p>
          </table:table-cell>
          <table:table-cell office:value-type="float" office:value="250" calcext:value-type="float">
            <text:p>250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J4]/[.K4]" office:value-type="float" office:value="0.00721454074629932" calcext:value-type="float">
            <text:p>0,00721454074629932</text:p>
          </table:table-cell>
          <table:table-cell table:formula="of:=[.$L$32]*[.K4]" office:value-type="float" office:value="647.761909462429" calcext:value-type="float">
            <text:p>647,761909462429</text:p>
          </table:table-cell>
          <table:table-cell office:value-type="float" office:value="505" calcext:value-type="float">
            <text:p>505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N4]/[.O4]" office:value-type="float" office:value="0.0145733723075246" calcext:value-type="float">
            <text:p>0,0145733723075246</text:p>
          </table:table-cell>
          <table:table-cell table:formula="of:=[.$P$32]*[.O4]" office:value-type="float" office:value="1205.92678030109" calcext:value-type="float">
            <text:p>1205,926780301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3" calcext:value-type="float">
            <text:p>10363</text:p>
          </table:table-cell>
          <table:table-cell table:formula="of:=[.A5]^3" office:value-type="float" office:value="64000000000" calcext:value-type="float">
            <text:p>64000000000</text:p>
          </table:table-cell>
          <table:table-cell table:formula="of:=[.B5]/[.C5]" office:value-type="float" office:value="0.000000161921875" calcext:value-type="float">
            <text:p>0,000000161921875</text:p>
          </table:table-cell>
          <table:table-cell table:formula="of:=[.$D$32]*[.C5]" office:value-type="float" office:value="5283.74579990592" calcext:value-type="float">
            <text:p>5283,74579990592</text:p>
          </table:table-cell>
          <table:table-cell office:value-type="float" office:value="7" calcext:value-type="float">
            <text:p>7</text:p>
          </table:table-cell>
          <table:table-cell table:formula="of:=[.A5]^2" office:value-type="float" office:value="16000000" calcext:value-type="float">
            <text:p>16000000</text:p>
          </table:table-cell>
          <table:table-cell table:formula="of:=[.F5]/[.G5]" office:value-type="float" office:value="0.0000004375" calcext:value-type="float">
            <text:p>0,0000004375</text:p>
          </table:table-cell>
          <table:table-cell table:formula="of:=[.$H$32]*[.G5]" office:value-type="float" office:value="4.32669510809648" calcext:value-type="float">
            <text:p>4,32669510809648</text:p>
          </table:table-cell>
          <table:table-cell office:value-type="float" office:value="461" calcext:value-type="float">
            <text:p>461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J5]/[.K5]" office:value-type="float" office:value="0.00963162942421828" calcext:value-type="float">
            <text:p>0,00963162942421828</text:p>
          </table:table-cell>
          <table:table-cell table:formula="of:=[.$L$32]*[.K5]" office:value-type="float" office:value="894.71609301852" calcext:value-type="float">
            <text:p>894,71609301852</text:p>
          </table:table-cell>
          <table:table-cell office:value-type="float" office:value="1623" calcext:value-type="float">
            <text:p>1623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N5]/[.O5]" office:value-type="float" office:value="0.0339091855867815" calcext:value-type="float">
            <text:p>0,0339091855867815</text:p>
          </table:table-cell>
          <table:table-cell table:formula="of:=[.$P$32]*[.O5]" office:value-type="float" office:value="1665.67697417222" calcext:value-type="float">
            <text:p>1665,67697417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052" calcext:value-type="float">
            <text:p>16052</text:p>
          </table:table-cell>
          <table:table-cell table:formula="of:=[.A6]^3" office:value-type="float" office:value="125000000000" calcext:value-type="float">
            <text:p>125000000000</text:p>
          </table:table-cell>
          <table:table-cell table:formula="of:=[.B6]/[.C6]" office:value-type="float" office:value="0.000000128416" calcext:value-type="float">
            <text:p>0,000000128416</text:p>
          </table:table-cell>
          <table:table-cell table:formula="of:=[.$D$32]*[.C6]" office:value-type="float" office:value="10319.8160154413" calcext:value-type="float">
            <text:p>10319,8160154413</text:p>
          </table:table-cell>
          <table:table-cell office:value-type="float" office:value="8" calcext:value-type="float">
            <text:p>8</text:p>
          </table:table-cell>
          <table:table-cell table:formula="of:=[.A6]^2" office:value-type="float" office:value="25000000" calcext:value-type="float">
            <text:p>25000000</text:p>
          </table:table-cell>
          <table:table-cell table:formula="of:=[.F6]/[.G6]" office:value-type="float" office:value="0.00000032" calcext:value-type="float">
            <text:p>0,00000032</text:p>
          </table:table-cell>
          <table:table-cell table:formula="of:=[.$H$32]*[.G6]" office:value-type="float" office:value="6.76046110640075" calcext:value-type="float">
            <text:p>6,76046110640075</text:p>
          </table:table-cell>
          <table:table-cell office:value-type="float" office:value="824" calcext:value-type="float">
            <text:p>824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J6]/[.K6]" office:value-type="float" office:value="0.0134117722574853" calcext:value-type="float">
            <text:p>0,0134117722574853</text:p>
          </table:table-cell>
          <table:table-cell table:formula="of:=[.$L$32]*[.K6]" office:value-type="float" office:value="1148.48447778493" calcext:value-type="float">
            <text:p>1148,48447778493</text:p>
          </table:table-cell>
          <table:table-cell office:value-type="float" office:value="1226" calcext:value-type="float">
            <text:p>1226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N6]/[.O6]" office:value-type="float" office:value="0.0199548941598022" calcext:value-type="float">
            <text:p>0,0199548941598022</text:p>
          </table:table-cell>
          <table:table-cell table:formula="of:=[.$P$32]*[.O6]" office:value-type="float" office:value="2138.11304476107" calcext:value-type="float">
            <text:p>2138,1130447610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69" calcext:value-type="float">
            <text:p>22069</text:p>
          </table:table-cell>
          <table:table-cell table:formula="of:=[.A7]^3" office:value-type="float" office:value="216000000000" calcext:value-type="float">
            <text:p>216000000000</text:p>
          </table:table-cell>
          <table:table-cell table:formula="of:=[.B7]/[.C7]" office:value-type="float" office:value="0.0000001021712962963" calcext:value-type="float">
            <text:p>1,02171296296296E-07</text:p>
          </table:table-cell>
          <table:table-cell table:formula="of:=[.$D$32]*[.C7]" office:value-type="float" office:value="17832.6420746825" calcext:value-type="float">
            <text:p>17832,6420746825</text:p>
          </table:table-cell>
          <table:table-cell office:value-type="float" office:value="15" calcext:value-type="float">
            <text:p>15</text:p>
          </table:table-cell>
          <table:table-cell table:formula="of:=[.A7]^2" office:value-type="float" office:value="36000000" calcext:value-type="float">
            <text:p>36000000</text:p>
          </table:table-cell>
          <table:table-cell table:formula="of:=[.F7]/[.G7]" office:value-type="float" office:value="0.00000041666666666667" calcext:value-type="float">
            <text:p>4,16666666666667E-07</text:p>
          </table:table-cell>
          <table:table-cell table:formula="of:=[.$H$32]*[.G7]" office:value-type="float" office:value="9.73506399321708" calcext:value-type="float">
            <text:p>9,73506399321708</text:p>
          </table:table-cell>
          <table:table-cell office:value-type="float" office:value="1659" calcext:value-type="float">
            <text:p>1659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J7]/[.K7]" office:value-type="float" office:value="0.0220305615855477" calcext:value-type="float">
            <text:p>0,0220305615855477</text:p>
          </table:table-cell>
          <table:table-cell table:formula="of:=[.$L$32]*[.K7]" office:value-type="float" office:value="1407.68313147807" calcext:value-type="float">
            <text:p>1407,68313147807</text:p>
          </table:table-cell>
          <table:table-cell office:value-type="float" office:value="2200" calcext:value-type="float">
            <text:p>2200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N7]/[.O7]" office:value-type="float" office:value="0.029214729046537" calcext:value-type="float">
            <text:p>0,029214729046537</text:p>
          </table:table-cell>
          <table:table-cell table:formula="of:=[.$P$32]*[.O7]" office:value-type="float" office:value="2620.65855004705" calcext:value-type="float">
            <text:p>2620,658550047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36" calcext:value-type="float">
            <text:p>30436</text:p>
          </table:table-cell>
          <table:table-cell table:formula="of:=[.A8]^3" office:value-type="float" office:value="343000000000" calcext:value-type="float">
            <text:p>343000000000</text:p>
          </table:table-cell>
          <table:table-cell table:formula="of:=[.B8]/[.C8]" office:value-type="float" office:value="0.00000008873469387755" calcext:value-type="float">
            <text:p>8,8734693877551E-08</text:p>
          </table:table-cell>
          <table:table-cell table:formula="of:=[.$D$32]*[.C8]" office:value-type="float" office:value="28317.5751463708" calcext:value-type="float">
            <text:p>28317,5751463708</text:p>
          </table:table-cell>
          <table:table-cell office:value-type="float" office:value="11" calcext:value-type="float">
            <text:p>11</text:p>
          </table:table-cell>
          <table:table-cell table:formula="of:=[.A8]^2" office:value-type="float" office:value="49000000" calcext:value-type="float">
            <text:p>49000000</text:p>
          </table:table-cell>
          <table:table-cell table:formula="of:=[.F8]/[.G8]" office:value-type="float" office:value="0.00000022448979591837" calcext:value-type="float">
            <text:p>2,24489795918367E-07</text:p>
          </table:table-cell>
          <table:table-cell table:formula="of:=[.$H$32]*[.G8]" office:value-type="float" office:value="13.2505037685455" calcext:value-type="float">
            <text:p>13,2505037685455</text:p>
          </table:table-cell>
          <table:table-cell office:value-type="float" office:value="1741" calcext:value-type="float">
            <text:p>1741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J8]/[.K8]" office:value-type="float" office:value="0.0194716648498939" calcext:value-type="float">
            <text:p>0,0194716648498939</text:p>
          </table:table-cell>
          <table:table-cell table:formula="of:=[.$L$32]*[.K8]" office:value-type="float" office:value="1671.39759800092" calcext:value-type="float">
            <text:p>1671,39759800092</text:p>
          </table:table-cell>
          <table:table-cell office:value-type="float" office:value="1809" calcext:value-type="float">
            <text:p>1809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N8]/[.O8]" office:value-type="float" office:value="0.0202321893816531" calcext:value-type="float">
            <text:p>0,0202321893816531</text:p>
          </table:table-cell>
          <table:table-cell table:formula="of:=[.$P$32]*[.O8]" office:value-type="float" office:value="3111.61106344296" calcext:value-type="float">
            <text:p>3111,611063442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535" calcext:value-type="float">
            <text:p>38535</text:p>
          </table:table-cell>
          <table:table-cell table:formula="of:=[.A9]^3" office:value-type="float" office:value="512000000000" calcext:value-type="float">
            <text:p>512000000000</text:p>
          </table:table-cell>
          <table:table-cell table:formula="of:=[.B9]/[.C9]" office:value-type="float" office:value="0.000000075263671875" calcext:value-type="float">
            <text:p>7,5263671875E-08</text:p>
          </table:table-cell>
          <table:table-cell table:formula="of:=[.$D$32]*[.C9]" office:value-type="float" office:value="42269.9663992474" calcext:value-type="float">
            <text:p>42269,9663992474</text:p>
          </table:table-cell>
          <table:table-cell office:value-type="float" office:value="24" calcext:value-type="float">
            <text:p>24</text:p>
          </table:table-cell>
          <table:table-cell table:formula="of:=[.A9]^2" office:value-type="float" office:value="64000000" calcext:value-type="float">
            <text:p>64000000</text:p>
          </table:table-cell>
          <table:table-cell table:formula="of:=[.F9]/[.G9]" office:value-type="float" office:value="0.000000375" calcext:value-type="float">
            <text:p>0,000000375</text:p>
          </table:table-cell>
          <table:table-cell table:formula="of:=[.$H$32]*[.G9]" office:value-type="float" office:value="17.3067804323859" calcext:value-type="float">
            <text:p>17,3067804323859</text:p>
          </table:table-cell>
          <table:table-cell office:value-type="float" office:value="1318" calcext:value-type="float">
            <text:p>1318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J9]/[.K9]" office:value-type="float" office:value="0.0127065202060234" calcext:value-type="float">
            <text:p>0,0127065202060234</text:p>
          </table:table-cell>
          <table:table-cell table:formula="of:=[.$L$32]*[.K9]" office:value-type="float" office:value="1938.977936108" calcext:value-type="float">
            <text:p>1938,977936108</text:p>
          </table:table-cell>
          <table:table-cell office:value-type="float" office:value="2721" calcext:value-type="float">
            <text:p>2721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N9]/[.O9]" office:value-type="float" office:value="0.0262325049169877" calcext:value-type="float">
            <text:p>0,0262325049169877</text:p>
          </table:table-cell>
          <table:table-cell table:formula="of:=[.$P$32]*[.O9]" office:value-type="float" office:value="3609.76060093758" calcext:value-type="float">
            <text:p>3609,7606009375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22" calcext:value-type="float">
            <text:p>51022</text:p>
          </table:table-cell>
          <table:table-cell table:formula="of:=[.A10]^3" office:value-type="float" office:value="729000000000" calcext:value-type="float">
            <text:p>729000000000</text:p>
          </table:table-cell>
          <table:table-cell table:formula="of:=[.B10]/[.C10]" office:value-type="float" office:value="0.0000000699890260631" calcext:value-type="float">
            <text:p>6,99890260631001E-08</text:p>
          </table:table-cell>
          <table:table-cell table:formula="of:=[.$D$32]*[.C10]" office:value-type="float" office:value="60185.1670020534" calcext:value-type="float">
            <text:p>60185,1670020534</text:p>
          </table:table-cell>
          <table:table-cell office:value-type="float" office:value="30" calcext:value-type="float">
            <text:p>30</text:p>
          </table:table-cell>
          <table:table-cell table:formula="of:=[.A10]^2" office:value-type="float" office:value="81000000" calcext:value-type="float">
            <text:p>81000000</text:p>
          </table:table-cell>
          <table:table-cell table:formula="of:=[.F10]/[.G10]" office:value-type="float" office:value="0.00000037037037037037" calcext:value-type="float">
            <text:p>3,7037037037037E-07</text:p>
          </table:table-cell>
          <table:table-cell table:formula="of:=[.$H$32]*[.G10]" office:value-type="float" office:value="21.9038939847384" calcext:value-type="float">
            <text:p>21,9038939847384</text:p>
          </table:table-cell>
          <table:table-cell office:value-type="float" office:value="1250" calcext:value-type="float">
            <text:p>1250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J10]/[.K10]" office:value-type="float" office:value="0.010573383276365" calcext:value-type="float">
            <text:p>0,010573383276365</text:p>
          </table:table-cell>
          <table:table-cell table:formula="of:=[.$L$32]*[.K10]" office:value-type="float" office:value="2209.93818514256" calcext:value-type="float">
            <text:p>2209,93818514256</text:p>
          </table:table-cell>
          <table:table-cell office:value-type="float" office:value="3545" calcext:value-type="float">
            <text:p>3545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N10]/[.O10]" office:value-type="float" office:value="0.0299861149717712" calcext:value-type="float">
            <text:p>0,0299861149717712</text:p>
          </table:table-cell>
          <table:table-cell table:formula="of:=[.$P$32]*[.O10]" office:value-type="float" office:value="4114.20245825365" calcext:value-type="float">
            <text:p>4114,202458253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251" calcext:value-type="float">
            <text:p>61251</text:p>
          </table:table-cell>
          <table:table-cell table:formula="of:=[.A11]^3" office:value-type="float" office:value="1000000000000" calcext:value-type="float">
            <text:p>1000000000000</text:p>
          </table:table-cell>
          <table:table-cell table:formula="of:=[.B11]/[.C11]" office:value-type="float" office:value="0.000000061251" calcext:value-type="float">
            <text:p>0,000000061251</text:p>
          </table:table-cell>
          <table:table-cell table:formula="of:=[.$D$32]*[.C11]" office:value-type="float" office:value="82558.52812353" calcext:value-type="float">
            <text:p>82558,52812353</text:p>
          </table:table-cell>
          <table:table-cell office:value-type="float" office:value="36" calcext:value-type="float">
            <text:p>36</text:p>
          </table:table-cell>
          <table:table-cell table:formula="of:=[.A11]^2" office:value-type="float" office:value="100000000" calcext:value-type="float">
            <text:p>100000000</text:p>
          </table:table-cell>
          <table:table-cell table:formula="of:=[.F11]/[.G11]" office:value-type="float" office:value="0.00000036" calcext:value-type="float">
            <text:p>0,00000036</text:p>
          </table:table-cell>
          <table:table-cell table:formula="of:=[.$H$32]*[.G11]" office:value-type="float" office:value="27.041844425603" calcext:value-type="float">
            <text:p>27,041844425603</text:p>
          </table:table-cell>
          <table:table-cell office:value-type="float" office:value="1403" calcext:value-type="float">
            <text:p>1403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J11]/[.K11]" office:value-type="float" office:value="0.0105586270979141" calcext:value-type="float">
            <text:p>0,0105586270979141</text:p>
          </table:table-cell>
          <table:table-cell table:formula="of:=[.$L$32]*[.K11]" office:value-type="float" office:value="2483.90114315855" calcext:value-type="float">
            <text:p>2483,90114315855</text:p>
          </table:table-cell>
          <table:table-cell office:value-type="float" office:value="4282" calcext:value-type="float">
            <text:p>4282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N11]/[.O11]" office:value-type="float" office:value="0.0322252610358292" calcext:value-type="float">
            <text:p>0,0322252610358292</text:p>
          </table:table-cell>
          <table:table-cell table:formula="of:=[.$P$32]*[.O11]" office:value-type="float" office:value="4624.23440526358" calcext:value-type="float">
            <text:p>4624,2344052635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4064" calcext:value-type="float">
            <text:p>74064</text:p>
          </table:table-cell>
          <table:table-cell table:formula="of:=[.A12]^3" office:value-type="float" office:value="1331000000000" calcext:value-type="float">
            <text:p>1331000000000</text:p>
          </table:table-cell>
          <table:table-cell table:formula="of:=[.B12]/[.C12]" office:value-type="float" office:value="0.00000005564537941397" calcext:value-type="float">
            <text:p>5,56453794139745E-08</text:p>
          </table:table-cell>
          <table:table-cell table:formula="of:=[.$D$32]*[.C12]" office:value-type="float" office:value="109885.400932418" calcext:value-type="float">
            <text:p>109885,400932418</text:p>
          </table:table-cell>
          <table:table-cell office:value-type="float" office:value="29" calcext:value-type="float">
            <text:p>29</text:p>
          </table:table-cell>
          <table:table-cell table:formula="of:=[.A12]^2" office:value-type="float" office:value="121000000" calcext:value-type="float">
            <text:p>121000000</text:p>
          </table:table-cell>
          <table:table-cell table:formula="of:=[.F12]/[.G12]" office:value-type="float" office:value="0.0000002396694214876" calcext:value-type="float">
            <text:p>2,39669421487603E-07</text:p>
          </table:table-cell>
          <table:table-cell table:formula="of:=[.$H$32]*[.G12]" office:value-type="float" office:value="32.7206317549796" calcext:value-type="float">
            <text:p>32,7206317549796</text:p>
          </table:table-cell>
          <table:table-cell office:value-type="float" office:value="1395" calcext:value-type="float">
            <text:p>1395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J12]/[.K12]" office:value-type="float" office:value="0.00944626758568665" calcext:value-type="float">
            <text:p>0,00944626758568665</text:p>
          </table:table-cell>
          <table:table-cell table:formula="of:=[.$L$32]*[.K12]" office:value-type="float" office:value="2760.56547541971" calcext:value-type="float">
            <text:p>2760,56547541971</text:p>
          </table:table-cell>
          <table:table-cell office:value-type="float" office:value="3833" calcext:value-type="float">
            <text:p>3833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N12]/[.O12]" office:value-type="float" office:value="0.0259552284271949" calcext:value-type="float">
            <text:p>0,0259552284271949</text:p>
          </table:table-cell>
          <table:table-cell table:formula="of:=[.$P$32]*[.O12]" office:value-type="float" office:value="5139.29545246954" calcext:value-type="float">
            <text:p>5139,295452469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1233" calcext:value-type="float">
            <text:p>91233</text:p>
          </table:table-cell>
          <table:table-cell table:formula="of:=[.A13]^3" office:value-type="float" office:value="1728000000000" calcext:value-type="float">
            <text:p>1728000000000</text:p>
          </table:table-cell>
          <table:table-cell table:formula="of:=[.B13]/[.C13]" office:value-type="float" office:value="0.000000052796875" calcext:value-type="float">
            <text:p>0,000000052796875</text:p>
          </table:table-cell>
          <table:table-cell table:formula="of:=[.$D$32]*[.C13]" office:value-type="float" office:value="142661.13659746" calcext:value-type="float">
            <text:p>142661,13659746</text:p>
          </table:table-cell>
          <table:table-cell office:value-type="float" office:value="33" calcext:value-type="float">
            <text:p>33</text:p>
          </table:table-cell>
          <table:table-cell table:formula="of:=[.A13]^2" office:value-type="float" office:value="144000000" calcext:value-type="float">
            <text:p>144000000</text:p>
          </table:table-cell>
          <table:table-cell table:formula="of:=[.F13]/[.G13]" office:value-type="float" office:value="0.00000022916666666667" calcext:value-type="float">
            <text:p>2,29166666666667E-07</text:p>
          </table:table-cell>
          <table:table-cell table:formula="of:=[.$H$32]*[.G13]" office:value-type="float" office:value="38.9402559728683" calcext:value-type="float">
            <text:p>38,9402559728683</text:p>
          </table:table-cell>
          <table:table-cell office:value-type="float" office:value="1733" calcext:value-type="float">
            <text:p>1733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J13]/[.K13]" office:value-type="float" office:value="0.0106574692121355" calcext:value-type="float">
            <text:p>0,0106574692121355</text:p>
          </table:table-cell>
          <table:table-cell table:formula="of:=[.$L$32]*[.K13]" office:value-type="float" office:value="3039.68488806258" calcext:value-type="float">
            <text:p>3039,68488806258</text:p>
          </table:table-cell>
          <table:table-cell office:value-type="float" office:value="10310" calcext:value-type="float">
            <text:p>10310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N13]/[.O13]" office:value-type="float" office:value="0.0634036396867383" calcext:value-type="float">
            <text:p>0,0634036396867383</text:p>
          </table:table-cell>
          <table:table-cell table:formula="of:=[.$P$32]*[.O13]" office:value-type="float" office:value="5658.92707898382" calcext:value-type="float">
            <text:p>5658,9270789838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5231" calcext:value-type="float">
            <text:p>105231</text:p>
          </table:table-cell>
          <table:table-cell table:formula="of:=[.A14]^3" office:value-type="float" office:value="2197000000000" calcext:value-type="float">
            <text:p>2197000000000</text:p>
          </table:table-cell>
          <table:table-cell table:formula="of:=[.B14]/[.C14]" office:value-type="float" office:value="0.00000004789758761948" calcext:value-type="float">
            <text:p>4,78975876194811E-08</text:p>
          </table:table-cell>
          <table:table-cell table:formula="of:=[.$D$32]*[.C14]" office:value-type="float" office:value="181381.086287395" calcext:value-type="float">
            <text:p>181381,086287395</text:p>
          </table:table-cell>
          <table:table-cell office:value-type="float" office:value="39" calcext:value-type="float">
            <text:p>39</text:p>
          </table:table-cell>
          <table:table-cell table:formula="of:=[.A14]^2" office:value-type="float" office:value="169000000" calcext:value-type="float">
            <text:p>169000000</text:p>
          </table:table-cell>
          <table:table-cell table:formula="of:=[.F14]/[.G14]" office:value-type="float" office:value="0.00000023076923076923" calcext:value-type="float">
            <text:p>2,30769230769231E-07</text:p>
          </table:table-cell>
          <table:table-cell table:formula="of:=[.$H$32]*[.G14]" office:value-type="float" office:value="45.7007170792691" calcext:value-type="float">
            <text:p>45,7007170792691</text:p>
          </table:table-cell>
          <table:table-cell office:value-type="float" office:value="1829" calcext:value-type="float">
            <text:p>1829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J14]/[.K14]" office:value-type="float" office:value="0.0102948925514062" calcext:value-type="float">
            <text:p>0,0102948925514062</text:p>
          </table:table-cell>
          <table:table-cell table:formula="of:=[.$L$32]*[.K14]" office:value-type="float" office:value="3321.05429359745" calcext:value-type="float">
            <text:p>3321,05429359745</text:p>
          </table:table-cell>
          <table:table-cell office:value-type="float" office:value="12281" calcext:value-type="float">
            <text:p>12281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N14]/[.O14]" office:value-type="float" office:value="0.0691260663880919" calcext:value-type="float">
            <text:p>0,0691260663880919</text:p>
          </table:table-cell>
          <table:table-cell table:formula="of:=[.$P$32]*[.O14]" office:value-type="float" office:value="6182.74747708887" calcext:value-type="float">
            <text:p>6182,7474770888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952" calcext:value-type="float">
            <text:p>123952</text:p>
          </table:table-cell>
          <table:table-cell table:formula="of:=[.A15]^3" office:value-type="float" office:value="2744000000000" calcext:value-type="float">
            <text:p>2744000000000</text:p>
          </table:table-cell>
          <table:table-cell table:formula="of:=[.B15]/[.C15]" office:value-type="float" office:value="0.00000004517201166181" calcext:value-type="float">
            <text:p>4,51720116618076E-08</text:p>
          </table:table-cell>
          <table:table-cell table:formula="of:=[.$D$32]*[.C15]" office:value-type="float" office:value="226540.601170966" calcext:value-type="float">
            <text:p>226540,601170966</text:p>
          </table:table-cell>
          <table:table-cell office:value-type="float" office:value="38" calcext:value-type="float">
            <text:p>38</text:p>
          </table:table-cell>
          <table:table-cell table:formula="of:=[.A15]^2" office:value-type="float" office:value="196000000" calcext:value-type="float">
            <text:p>196000000</text:p>
          </table:table-cell>
          <table:table-cell table:formula="of:=[.F15]/[.G15]" office:value-type="float" office:value="0.00000019387755102041" calcext:value-type="float">
            <text:p>1,93877551020408E-07</text:p>
          </table:table-cell>
          <table:table-cell table:formula="of:=[.$H$32]*[.G15]" office:value-type="float" office:value="53.0020150741819" calcext:value-type="float">
            <text:p>53,0020150741819</text:p>
          </table:table-cell>
          <table:table-cell office:value-type="float" office:value="2832" calcext:value-type="float">
            <text:p>2832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J15]/[.K15]" office:value-type="float" office:value="0.0146869723197906" calcext:value-type="float">
            <text:p>0,0146869723197906</text:p>
          </table:table-cell>
          <table:table-cell table:formula="of:=[.$L$32]*[.K15]" office:value-type="float" office:value="3604.50025862601" calcext:value-type="float">
            <text:p>3604,50025862601</text:p>
          </table:table-cell>
          <table:table-cell office:value-type="float" office:value="12043" calcext:value-type="float">
            <text:p>12043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N15]/[.O15]" office:value-type="float" office:value="0.0624559349036856" calcext:value-type="float">
            <text:p>0,0624559349036856</text:p>
          </table:table-cell>
          <table:table-cell table:formula="of:=[.$P$32]*[.O15]" office:value-type="float" office:value="6710.43376892392" calcext:value-type="float">
            <text:p>6710,4337689239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857" calcext:value-type="float">
            <text:p>138857</text:p>
          </table:table-cell>
          <table:table-cell table:formula="of:=[.A16]^3" office:value-type="float" office:value="3375000000000" calcext:value-type="float">
            <text:p>3375000000000</text:p>
          </table:table-cell>
          <table:table-cell table:formula="of:=[.B16]/[.C16]" office:value-type="float" office:value="0.00000004114281481481" calcext:value-type="float">
            <text:p>4,11428148148148E-08</text:p>
          </table:table-cell>
          <table:table-cell table:formula="of:=[.$D$32]*[.C16]" office:value-type="float" office:value="278635.032416914" calcext:value-type="float">
            <text:p>278635,032416914</text:p>
          </table:table-cell>
          <table:table-cell office:value-type="float" office:value="72" calcext:value-type="float">
            <text:p>72</text:p>
          </table:table-cell>
          <table:table-cell table:formula="of:=[.A16]^2" office:value-type="float" office:value="225000000" calcext:value-type="float">
            <text:p>225000000</text:p>
          </table:table-cell>
          <table:table-cell table:formula="of:=[.F16]/[.G16]" office:value-type="float" office:value="0.00000032" calcext:value-type="float">
            <text:p>0,00000032</text:p>
          </table:table-cell>
          <table:table-cell table:formula="of:=[.$H$32]*[.G16]" office:value-type="float" office:value="60.8441499576067" calcext:value-type="float">
            <text:p>60,8441499576067</text:p>
          </table:table-cell>
          <table:table-cell office:value-type="float" office:value="3098" calcext:value-type="float">
            <text:p>3098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J16]/[.K16]" office:value-type="float" office:value="0.0148877801228558" calcext:value-type="float">
            <text:p>0,0148877801228558</text:p>
          </table:table-cell>
          <table:table-cell table:formula="of:=[.$L$32]*[.K16]" office:value-type="float" office:value="3889.87419461356" calcext:value-type="float">
            <text:p>3889,87419461356</text:p>
          </table:table-cell>
          <table:table-cell office:value-type="float" office:value="14324" calcext:value-type="float">
            <text:p>14324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N16]/[.O16]" office:value-type="float" office:value="0.0688355592252376" calcext:value-type="float">
            <text:p>0,0688355592252376</text:p>
          </table:table-cell>
          <table:table-cell table:formula="of:=[.$P$32]*[.O16]" office:value-type="float" office:value="7241.70932986717" calcext:value-type="float">
            <text:p>7241,7093298671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2038" calcext:value-type="float">
            <text:p>162038</text:p>
          </table:table-cell>
          <table:table-cell table:formula="of:=[.A17]^3" office:value-type="float" office:value="4096000000000" calcext:value-type="float">
            <text:p>4096000000000</text:p>
          </table:table-cell>
          <table:table-cell table:formula="of:=[.B17]/[.C17]" office:value-type="float" office:value="0.00000003956005859375" calcext:value-type="float">
            <text:p>3,956005859375E-08</text:p>
          </table:table-cell>
          <table:table-cell table:formula="of:=[.$D$32]*[.C17]" office:value-type="float" office:value="338159.731193979" calcext:value-type="float">
            <text:p>338159,731193979</text:p>
          </table:table-cell>
          <table:table-cell office:value-type="float" office:value="27" calcext:value-type="float">
            <text:p>27</text:p>
          </table:table-cell>
          <table:table-cell table:formula="of:=[.A17]^2" office:value-type="float" office:value="256000000" calcext:value-type="float">
            <text:p>256000000</text:p>
          </table:table-cell>
          <table:table-cell table:formula="of:=[.F17]/[.G17]" office:value-type="float" office:value="0.00000010546875" calcext:value-type="float">
            <text:p>0,00000010546875</text:p>
          </table:table-cell>
          <table:table-cell table:formula="of:=[.$H$32]*[.G17]" office:value-type="float" office:value="69.2271217295437" calcext:value-type="float">
            <text:p>69,2271217295437</text:p>
          </table:table-cell>
          <table:table-cell office:value-type="float" office:value="2973" calcext:value-type="float">
            <text:p>2973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J17]/[.K17]" office:value-type="float" office:value="0.0133048381825623" calcext:value-type="float">
            <text:p>0,0133048381825623</text:p>
          </table:table-cell>
          <table:table-cell table:formula="of:=[.$L$32]*[.K17]" office:value-type="float" office:value="4177.0473723579" calcext:value-type="float">
            <text:p>4177,0473723579</text:p>
          </table:table-cell>
          <table:table-cell office:value-type="float" office:value="13492" calcext:value-type="float">
            <text:p>13492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N17]/[.O17]" office:value-type="float" office:value="0.0603797096398015" calcext:value-type="float">
            <text:p>0,0603797096398015</text:p>
          </table:table-cell>
          <table:table-cell table:formula="of:=[.$P$32]*[.O17]" office:value-type="float" office:value="7776.33450706146" calcext:value-type="float">
            <text:p>7776,3345070614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7266" calcext:value-type="float">
            <text:p>187266</text:p>
          </table:table-cell>
          <table:table-cell table:formula="of:=[.A18]^3" office:value-type="float" office:value="4913000000000" calcext:value-type="float">
            <text:p>4913000000000</text:p>
          </table:table-cell>
          <table:table-cell table:formula="of:=[.B18]/[.C18]" office:value-type="float" office:value="0.00000003811642580908" calcext:value-type="float">
            <text:p>3,8116425809078E-08</text:p>
          </table:table-cell>
          <table:table-cell table:formula="of:=[.$D$32]*[.C18]" office:value-type="float" office:value="405610.048670903" calcext:value-type="float">
            <text:p>405610,048670903</text:p>
          </table:table-cell>
          <table:table-cell office:value-type="float" office:value="79" calcext:value-type="float">
            <text:p>79</text:p>
          </table:table-cell>
          <table:table-cell table:formula="of:=[.A18]^2" office:value-type="float" office:value="289000000" calcext:value-type="float">
            <text:p>289000000</text:p>
          </table:table-cell>
          <table:table-cell table:formula="of:=[.F18]/[.G18]" office:value-type="float" office:value="0.00000027335640138408" calcext:value-type="float">
            <text:p>2,73356401384083E-07</text:p>
          </table:table-cell>
          <table:table-cell table:formula="of:=[.$H$32]*[.G18]" office:value-type="float" office:value="78.1509303899927" calcext:value-type="float">
            <text:p>78,1509303899927</text:p>
          </table:table-cell>
          <table:table-cell office:value-type="float" office:value="3073" calcext:value-type="float">
            <text:p>3073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J18]/[.K18]" office:value-type="float" office:value="0.0128628426058947" calcext:value-type="float">
            <text:p>0,0128628426058947</text:p>
          </table:table-cell>
          <table:table-cell table:formula="of:=[.$L$32]*[.K18]" office:value-type="float" office:value="4465.90718755127" calcext:value-type="float">
            <text:p>4465,90718755127</text:p>
          </table:table-cell>
          <table:table-cell office:value-type="float" office:value="5535" calcext:value-type="float">
            <text:p>5535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N18]/[.O18]" office:value-type="float" office:value="0.0231681854291008" calcext:value-type="float">
            <text:p>0,0231681854291008</text:p>
          </table:table-cell>
          <table:table-cell table:formula="of:=[.$P$32]*[.O18]" office:value-type="float" office:value="8314.09966707774" calcext:value-type="float">
            <text:p>8314,0996670777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2679" calcext:value-type="float">
            <text:p>202679</text:p>
          </table:table-cell>
          <table:table-cell table:formula="of:=[.A19]^3" office:value-type="float" office:value="5832000000000" calcext:value-type="float">
            <text:p>5832000000000</text:p>
          </table:table-cell>
          <table:table-cell table:formula="of:=[.B19]/[.C19]" office:value-type="float" office:value="0.00000003475291495199" calcext:value-type="float">
            <text:p>3,4752914951989E-08</text:p>
          </table:table-cell>
          <table:table-cell table:formula="of:=[.$D$32]*[.C19]" office:value-type="float" office:value="481481.336016427" calcext:value-type="float">
            <text:p>481481,336016427</text:p>
          </table:table-cell>
          <table:table-cell office:value-type="float" office:value="51" calcext:value-type="float">
            <text:p>51</text:p>
          </table:table-cell>
          <table:table-cell table:formula="of:=[.A19]^2" office:value-type="float" office:value="324000000" calcext:value-type="float">
            <text:p>324000000</text:p>
          </table:table-cell>
          <table:table-cell table:formula="of:=[.F19]/[.G19]" office:value-type="float" office:value="0.00000015740740740741" calcext:value-type="float">
            <text:p>1,57407407407407E-07</text:p>
          </table:table-cell>
          <table:table-cell table:formula="of:=[.$H$32]*[.G19]" office:value-type="float" office:value="87.6155759389537" calcext:value-type="float">
            <text:p>87,6155759389537</text:p>
          </table:table-cell>
          <table:table-cell office:value-type="float" office:value="3509" calcext:value-type="float">
            <text:p>3509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J19]/[.K19]" office:value-type="float" office:value="0.0137909206038976" calcext:value-type="float">
            <text:p>0,0137909206038976</text:p>
          </table:table-cell>
          <table:table-cell table:formula="of:=[.$L$32]*[.K19]" office:value-type="float" office:value="4756.35430794476" calcext:value-type="float">
            <text:p>4756,35430794476</text:p>
          </table:table-cell>
          <table:table-cell office:value-type="float" office:value="6195" calcext:value-type="float">
            <text:p>6195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N19]/[.O19]" office:value-type="float" office:value="0.0243473220692921" calcext:value-type="float">
            <text:p>0,0243473220692921</text:p>
          </table:table-cell>
          <table:table-cell table:formula="of:=[.$P$32]*[.O19]" office:value-type="float" office:value="8854.81988484188" calcext:value-type="float">
            <text:p>8854,8198848418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1457" calcext:value-type="float">
            <text:p>221457</text:p>
          </table:table-cell>
          <table:table-cell table:formula="of:=[.A20]^3" office:value-type="float" office:value="6859000000000" calcext:value-type="float">
            <text:p>6859000000000</text:p>
          </table:table-cell>
          <table:table-cell table:formula="of:=[.B20]/[.C20]" office:value-type="float" office:value="0.00000003228706808573" calcext:value-type="float">
            <text:p>3,22870680857268E-08</text:p>
          </table:table-cell>
          <table:table-cell table:formula="of:=[.$D$32]*[.C20]" office:value-type="float" office:value="566268.944399292" calcext:value-type="float">
            <text:p>566268,944399292</text:p>
          </table:table-cell>
          <table:table-cell office:value-type="float" office:value="70" calcext:value-type="float">
            <text:p>70</text:p>
          </table:table-cell>
          <table:table-cell table:formula="of:=[.A20]^2" office:value-type="float" office:value="361000000" calcext:value-type="float">
            <text:p>361000000</text:p>
          </table:table-cell>
          <table:table-cell table:formula="of:=[.F20]/[.G20]" office:value-type="float" office:value="0.00000019390581717452" calcext:value-type="float">
            <text:p>1,93905817174515E-07</text:p>
          </table:table-cell>
          <table:table-cell table:formula="of:=[.$H$32]*[.G20]" office:value-type="float" office:value="97.6210583764268" calcext:value-type="float">
            <text:p>97,6210583764268</text:p>
          </table:table-cell>
          <table:table-cell office:value-type="float" office:value="8013" calcext:value-type="float">
            <text:p>8013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J20]/[.K20]" office:value-type="float" office:value="0.0296711265921031" calcext:value-type="float">
            <text:p>0,0296711265921031</text:p>
          </table:table-cell>
          <table:table-cell table:formula="of:=[.$L$32]*[.K20]" office:value-type="float" office:value="5048.30045633273" calcext:value-type="float">
            <text:p>5048,30045633273</text:p>
          </table:table-cell>
          <table:table-cell office:value-type="float" office:value="7999" calcext:value-type="float">
            <text:p>7999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N20]/[.O20]" office:value-type="float" office:value="0.0296192863609426" calcext:value-type="float">
            <text:p>0,0296192863609426</text:p>
          </table:table-cell>
          <table:table-cell table:formula="of:=[.$P$32]*[.O20]" office:value-type="float" office:value="9398.33081625647" calcext:value-type="float">
            <text:p>9398,330816256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3206" calcext:value-type="float">
            <text:p>253206</text:p>
          </table:table-cell>
          <table:table-cell table:formula="of:=[.A21]^3" office:value-type="float" office:value="8000000000000" calcext:value-type="float">
            <text:p>8000000000000</text:p>
          </table:table-cell>
          <table:table-cell table:formula="of:=[.B21]/[.C21]" office:value-type="float" office:value="0.00000003165075" calcext:value-type="float">
            <text:p>0,00000003165075</text:p>
          </table:table-cell>
          <table:table-cell table:formula="of:=[.$D$32]*[.C21]" office:value-type="float" office:value="660468.22498824" calcext:value-type="float">
            <text:p>660468,22498824</text:p>
          </table:table-cell>
          <table:table-cell office:value-type="float" office:value="100" calcext:value-type="float">
            <text:p>100</text:p>
          </table:table-cell>
          <table:table-cell table:formula="of:=[.A21]^2" office:value-type="float" office:value="400000000" calcext:value-type="float">
            <text:p>400000000</text:p>
          </table:table-cell>
          <table:table-cell table:formula="of:=[.F21]/[.G21]" office:value-type="float" office:value="0.00000025" calcext:value-type="float">
            <text:p>0,00000025</text:p>
          </table:table-cell>
          <table:table-cell table:formula="of:=[.$H$32]*[.G21]" office:value-type="float" office:value="108.167377702412" calcext:value-type="float">
            <text:p>108,167377702412</text:p>
          </table:table-cell>
          <table:table-cell office:value-type="float" office:value="9205" calcext:value-type="float">
            <text:p>9205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J21]/[.K21]" office:value-type="float" office:value="0.0322129944790024" calcext:value-type="float">
            <text:p>0,0322129944790024</text:p>
          </table:table-cell>
          <table:table-cell table:formula="of:=[.$L$32]*[.K21]" office:value-type="float" office:value="5341.66666149449" calcext:value-type="float">
            <text:p>5341,66666149449</text:p>
          </table:table-cell>
          <table:table-cell office:value-type="float" office:value="8542" calcext:value-type="float">
            <text:p>8542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N21]/[.O21]" office:value-type="float" office:value="0.0298928189939857" calcext:value-type="float">
            <text:p>0,0298928189939857</text:p>
          </table:table-cell>
          <table:table-cell table:formula="of:=[.$P$32]*[.O21]" office:value-type="float" office:value="9944.48544201002" calcext:value-type="float">
            <text:p>9944,4854420100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5860" calcext:value-type="float">
            <text:p>275860</text:p>
          </table:table-cell>
          <table:table-cell table:formula="of:=[.A22]^3" office:value-type="float" office:value="9261000000000" calcext:value-type="float">
            <text:p>9261000000000</text:p>
          </table:table-cell>
          <table:table-cell table:formula="of:=[.B22]/[.C22]" office:value-type="float" office:value="0.00000002978727999136" calcext:value-type="float">
            <text:p>2,97872799913616E-08</text:p>
          </table:table-cell>
          <table:table-cell table:formula="of:=[.$D$32]*[.C22]" office:value-type="float" office:value="764574.528952011" calcext:value-type="float">
            <text:p>764574,528952011</text:p>
          </table:table-cell>
          <table:table-cell office:value-type="float" office:value="35" calcext:value-type="float">
            <text:p>35</text:p>
          </table:table-cell>
          <table:table-cell table:formula="of:=[.A22]^2" office:value-type="float" office:value="441000000" calcext:value-type="float">
            <text:p>441000000</text:p>
          </table:table-cell>
          <table:table-cell table:formula="of:=[.F22]/[.G22]" office:value-type="float" office:value="0.00000007936507936508" calcext:value-type="float">
            <text:p>7,93650793650794E-08</text:p>
          </table:table-cell>
          <table:table-cell table:formula="of:=[.$H$32]*[.G22]" office:value-type="float" office:value="119.254533916909" calcext:value-type="float">
            <text:p>119,254533916909</text:p>
          </table:table-cell>
          <table:table-cell office:value-type="float" office:value="9360" calcext:value-type="float">
            <text:p>9360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J22]/[.K22]" office:value-type="float" office:value="0.0310427029140838" calcext:value-type="float">
            <text:p>0,0310427029140838</text:p>
          </table:table-cell>
          <table:table-cell table:formula="of:=[.$L$32]*[.K22]" office:value-type="float" office:value="5636.38185976505" calcext:value-type="float">
            <text:p>5636,38185976505</text:p>
          </table:table-cell>
          <table:table-cell office:value-type="float" office:value="8661" calcext:value-type="float">
            <text:p>8661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N22]/[.O22]" office:value-type="float" office:value="0.0287244497797949" calcext:value-type="float">
            <text:p>0,0287244497797949</text:p>
          </table:table-cell>
          <table:table-cell table:formula="of:=[.$P$32]*[.O22]" office:value-type="float" office:value="10493.1514641464" calcext:value-type="float">
            <text:p>10493,151464146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654" calcext:value-type="float">
            <text:p>303654</text:p>
          </table:table-cell>
          <table:table-cell table:formula="of:=[.A23]^3" office:value-type="float" office:value="10648000000000" calcext:value-type="float">
            <text:p>10648000000000</text:p>
          </table:table-cell>
          <table:table-cell table:formula="of:=[.B23]/[.C23]" office:value-type="float" office:value="0.00000002851746806912" calcext:value-type="float">
            <text:p>2,8517468069121E-08</text:p>
          </table:table-cell>
          <table:table-cell table:formula="of:=[.$D$32]*[.C23]" office:value-type="float" office:value="879083.207459347" calcext:value-type="float">
            <text:p>879083,207459347</text:p>
          </table:table-cell>
          <table:table-cell office:value-type="float" office:value="41" calcext:value-type="float">
            <text:p>41</text:p>
          </table:table-cell>
          <table:table-cell table:formula="of:=[.A23]^2" office:value-type="float" office:value="484000000" calcext:value-type="float">
            <text:p>484000000</text:p>
          </table:table-cell>
          <table:table-cell table:formula="of:=[.F23]/[.G23]" office:value-type="float" office:value="0.00000008471074380165" calcext:value-type="float">
            <text:p>8,47107438016529E-08</text:p>
          </table:table-cell>
          <table:table-cell table:formula="of:=[.$H$32]*[.G23]" office:value-type="float" office:value="130.882527019919" calcext:value-type="float">
            <text:p>130,882527019919</text:p>
          </table:table-cell>
          <table:table-cell office:value-type="float" office:value="10508" calcext:value-type="float">
            <text:p>10508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J23]/[.K23]" office:value-type="float" office:value="0.0331112107325282" calcext:value-type="float">
            <text:p>0,0331112107325282</text:p>
          </table:table-cell>
          <table:table-cell table:formula="of:=[.$L$32]*[.K23]" office:value-type="float" office:value="5932.38176353454" calcext:value-type="float">
            <text:p>5932,38176353454</text:p>
          </table:table-cell>
          <table:table-cell office:value-type="float" office:value="8186" calcext:value-type="float">
            <text:p>8186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N23]/[.O23]" office:value-type="float" office:value="0.0257944776414614" calcext:value-type="float">
            <text:p>0,0257944776414614</text:p>
          </table:table-cell>
          <table:table-cell table:formula="of:=[.$P$32]*[.O23]" office:value-type="float" office:value="11044.2091995702" calcext:value-type="float">
            <text:p>11044,209199570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7225" calcext:value-type="float">
            <text:p>337225</text:p>
          </table:table-cell>
          <table:table-cell table:formula="of:=[.A24]^3" office:value-type="float" office:value="12167000000000" calcext:value-type="float">
            <text:p>12167000000000</text:p>
          </table:table-cell>
          <table:table-cell table:formula="of:=[.B24]/[.C24]" office:value-type="float" office:value="0.00000002771636393523" calcext:value-type="float">
            <text:p>2,77163639352346E-08</text:p>
          </table:table-cell>
          <table:table-cell table:formula="of:=[.$D$32]*[.C24]" office:value-type="float" office:value="1004489.61167899" calcext:value-type="float">
            <text:p>1004489,61167899</text:p>
          </table:table-cell>
          <table:table-cell office:value-type="float" office:value="66" calcext:value-type="float">
            <text:p>66</text:p>
          </table:table-cell>
          <table:table-cell table:formula="of:=[.A24]^2" office:value-type="float" office:value="529000000" calcext:value-type="float">
            <text:p>529000000</text:p>
          </table:table-cell>
          <table:table-cell table:formula="of:=[.F24]/[.G24]" office:value-type="float" office:value="0.00000012476370510397" calcext:value-type="float">
            <text:p>1,2476370510397E-07</text:p>
          </table:table-cell>
          <table:table-cell table:formula="of:=[.$H$32]*[.G24]" office:value-type="float" office:value="143.05135701144" calcext:value-type="float">
            <text:p>143,05135701144</text:p>
          </table:table-cell>
          <table:table-cell office:value-type="float" office:value="9554" calcext:value-type="float">
            <text:p>9554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J24]/[.K24]" office:value-type="float" office:value="0.0286687402900526" calcext:value-type="float">
            <text:p>0,0286687402900526</text:p>
          </table:table-cell>
          <table:table-cell table:formula="of:=[.$L$32]*[.K24]" office:value-type="float" office:value="6229.60793586757" calcext:value-type="float">
            <text:p>6229,60793586757</text:p>
          </table:table-cell>
          <table:table-cell office:value-type="float" office:value="9763" calcext:value-type="float">
            <text:p>9763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N24]/[.O24]" office:value-type="float" office:value="0.0292958877383069" calcext:value-type="float">
            <text:p>0,0292958877383069</text:p>
          </table:table-cell>
          <table:table-cell table:formula="of:=[.$P$32]*[.O24]" office:value-type="float" office:value="11597.5498572823" calcext:value-type="float">
            <text:p>11597,549857282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74058" calcext:value-type="float">
            <text:p>374058</text:p>
          </table:table-cell>
          <table:table-cell table:formula="of:=[.A25]^3" office:value-type="float" office:value="13824000000000" calcext:value-type="float">
            <text:p>13824000000000</text:p>
          </table:table-cell>
          <table:table-cell table:formula="of:=[.B25]/[.C25]" office:value-type="float" office:value="0.00000002705859375" calcext:value-type="float">
            <text:p>2,705859375E-08</text:p>
          </table:table-cell>
          <table:table-cell table:formula="of:=[.$D$32]*[.C25]" office:value-type="float" office:value="1141289.09277968" calcext:value-type="float">
            <text:p>1141289,09277968</text:p>
          </table:table-cell>
          <table:table-cell office:value-type="float" office:value="82" calcext:value-type="float">
            <text:p>82</text:p>
          </table:table-cell>
          <table:table-cell table:formula="of:=[.A25]^2" office:value-type="float" office:value="576000000" calcext:value-type="float">
            <text:p>576000000</text:p>
          </table:table-cell>
          <table:table-cell table:formula="of:=[.F25]/[.G25]" office:value-type="float" office:value="0.00000014236111111111" calcext:value-type="float">
            <text:p>1,42361111111111E-07</text:p>
          </table:table-cell>
          <table:table-cell table:formula="of:=[.$H$32]*[.G25]" office:value-type="float" office:value="155.761023891473" calcext:value-type="float">
            <text:p>155,761023891473</text:p>
          </table:table-cell>
          <table:table-cell office:value-type="float" office:value="11766" calcext:value-type="float">
            <text:p>11766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J25]/[.K25]" office:value-type="float" office:value="0.0336924287963333" calcext:value-type="float">
            <text:p>0,0336924287963333</text:p>
          </table:table-cell>
          <table:table-cell table:formula="of:=[.$L$32]*[.K25]" office:value-type="float" office:value="6528.00702633803" calcext:value-type="float">
            <text:p>6528,00702633803</text:p>
          </table:table-cell>
          <table:table-cell office:value-type="float" office:value="15055" calcext:value-type="float">
            <text:p>15055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N25]/[.O25]" office:value-type="float" office:value="0.043110616652116" calcext:value-type="float">
            <text:p>0,043110616652116</text:p>
          </table:table-cell>
          <table:table-cell table:formula="of:=[.$P$32]*[.O25]" office:value-type="float" office:value="12153.0741157471" calcext:value-type="float">
            <text:p>12153,074115747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3819" calcext:value-type="float">
            <text:p>393819</text:p>
          </table:table-cell>
          <table:table-cell table:formula="of:=[.A26]^3" office:value-type="float" office:value="15625000000000" calcext:value-type="float">
            <text:p>15625000000000</text:p>
          </table:table-cell>
          <table:table-cell table:formula="of:=[.B26]/[.C26]" office:value-type="float" office:value="0.000000025204416" calcext:value-type="float">
            <text:p>0,000000025204416</text:p>
          </table:table-cell>
          <table:table-cell table:formula="of:=[.$D$32]*[.C26]" office:value-type="float" office:value="1289977.00193016" calcext:value-type="float">
            <text:p>1289977,00193016</text:p>
          </table:table-cell>
          <table:table-cell office:value-type="float" office:value="137" calcext:value-type="float">
            <text:p>137</text:p>
          </table:table-cell>
          <table:table-cell table:formula="of:=[.A26]^2" office:value-type="float" office:value="625000000" calcext:value-type="float">
            <text:p>625000000</text:p>
          </table:table-cell>
          <table:table-cell table:formula="of:=[.F26]/[.G26]" office:value-type="float" office:value="0.0000002192" calcext:value-type="float">
            <text:p>0,0000002192</text:p>
          </table:table-cell>
          <table:table-cell table:formula="of:=[.$H$32]*[.G26]" office:value-type="float" office:value="169.011527660019" calcext:value-type="float">
            <text:p>169,011527660019</text:p>
          </table:table-cell>
          <table:table-cell office:value-type="float" office:value="11698" calcext:value-type="float">
            <text:p>11698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J26]/[.K26]" office:value-type="float" office:value="0.0320281666628787" calcext:value-type="float">
            <text:p>0,0320281666628787</text:p>
          </table:table-cell>
          <table:table-cell table:formula="of:=[.$L$32]*[.K26]" office:value-type="float" office:value="6827.530134427" calcext:value-type="float">
            <text:p>6827,530134427</text:p>
          </table:table-cell>
          <table:table-cell office:value-type="float" office:value="22652" calcext:value-type="float">
            <text:p>22652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N26]/[.O26]" office:value-type="float" office:value="0.0620193222129875" calcext:value-type="float">
            <text:p>0,0620193222129875</text:p>
          </table:table-cell>
          <table:table-cell table:formula="of:=[.$P$32]*[.O26]" office:value-type="float" office:value="12710.6909377415" calcext:value-type="float">
            <text:p>12710,690937741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5892" calcext:value-type="float">
            <text:p>425892</text:p>
          </table:table-cell>
          <table:table-cell table:formula="of:=[.A27]^3" office:value-type="float" office:value="17576000000000" calcext:value-type="float">
            <text:p>17576000000000</text:p>
          </table:table-cell>
          <table:table-cell table:formula="of:=[.B27]/[.C27]" office:value-type="float" office:value="0.00000002423145197997" calcext:value-type="float">
            <text:p>2,42314519799727E-08</text:p>
          </table:table-cell>
          <table:table-cell table:formula="of:=[.$D$32]*[.C27]" office:value-type="float" office:value="1451048.69029916" calcext:value-type="float">
            <text:p>1451048,69029916</text:p>
          </table:table-cell>
          <table:table-cell office:value-type="float" office:value="60" calcext:value-type="float">
            <text:p>60</text:p>
          </table:table-cell>
          <table:table-cell table:formula="of:=[.A27]^2" office:value-type="float" office:value="676000000" calcext:value-type="float">
            <text:p>676000000</text:p>
          </table:table-cell>
          <table:table-cell table:formula="of:=[.F27]/[.G27]" office:value-type="float" office:value="0.0000000887573964497" calcext:value-type="float">
            <text:p>8,87573964497041E-08</text:p>
          </table:table-cell>
          <table:table-cell table:formula="of:=[.$H$32]*[.G27]" office:value-type="float" office:value="182.802868317076" calcext:value-type="float">
            <text:p>182,802868317076</text:p>
          </table:table-cell>
          <table:table-cell office:value-type="float" office:value="14328" calcext:value-type="float">
            <text:p>14328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J27]/[.K27]" office:value-type="float" office:value="0.0375745606348024" calcext:value-type="float">
            <text:p>0,0375745606348024</text:p>
          </table:table-cell>
          <table:table-cell table:formula="of:=[.$L$32]*[.K27]" office:value-type="float" office:value="7128.13227492551" calcext:value-type="float">
            <text:p>7128,13227492551</text:p>
          </table:table-cell>
          <table:table-cell office:value-type="float" office:value="14282" calcext:value-type="float">
            <text:p>14282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N27]/[.O27]" office:value-type="float" office:value="0.0374539276232725" calcext:value-type="float">
            <text:p>0,0374539276232725</text:p>
          </table:table-cell>
          <table:table-cell table:formula="of:=[.$P$32]*[.O27]" office:value-type="float" office:value="13270.3165751055" calcext:value-type="float">
            <text:p>13270,31657510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8311" calcext:value-type="float">
            <text:p>488311</text:p>
          </table:table-cell>
          <table:table-cell table:formula="of:=[.A28]^3" office:value-type="float" office:value="19683000000000" calcext:value-type="float">
            <text:p>19683000000000</text:p>
          </table:table-cell>
          <table:table-cell table:formula="of:=[.B28]/[.C28]" office:value-type="float" office:value="0.00000002480876898847" calcext:value-type="float">
            <text:p>2,48087689884672E-08</text:p>
          </table:table-cell>
          <table:table-cell table:formula="of:=[.$D$32]*[.C28]" office:value-type="float" office:value="1624999.50905544" calcext:value-type="float">
            <text:p>1624999,50905544</text:p>
          </table:table-cell>
          <table:table-cell office:value-type="float" office:value="59" calcext:value-type="float">
            <text:p>59</text:p>
          </table:table-cell>
          <table:table-cell table:formula="of:=[.A28]^2" office:value-type="float" office:value="729000000" calcext:value-type="float">
            <text:p>729000000</text:p>
          </table:table-cell>
          <table:table-cell table:formula="of:=[.F28]/[.G28]" office:value-type="float" office:value="0.00000008093278463649" calcext:value-type="float">
            <text:p>8,09327846364883E-08</text:p>
          </table:table-cell>
          <table:table-cell table:formula="of:=[.$H$32]*[.G28]" office:value-type="float" office:value="197.135045862646" calcext:value-type="float">
            <text:p>197,135045862646</text:p>
          </table:table-cell>
          <table:table-cell office:value-type="float" office:value="12129" calcext:value-type="float">
            <text:p>12129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J28]/[.K28]" office:value-type="float" office:value="0.0305164213106265" calcext:value-type="float">
            <text:p>0,0305164213106265</text:p>
          </table:table-cell>
          <table:table-cell table:formula="of:=[.$L$32]*[.K28]" office:value-type="float" office:value="7429.77192569347" calcext:value-type="float">
            <text:p>7429,77192569347</text:p>
          </table:table-cell>
          <table:table-cell office:value-type="float" office:value="10613" calcext:value-type="float">
            <text:p>10613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N28]/[.O28]" office:value-type="float" office:value="0.0267021831453277" calcext:value-type="float">
            <text:p>0,0267021831453277</text:p>
          </table:table-cell>
          <table:table-cell table:formula="of:=[.$P$32]*[.O28]" office:value-type="float" office:value="13831.8737268121" calcext:value-type="float">
            <text:p>13831,87372681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1421" calcext:value-type="float">
            <text:p>481421</text:p>
          </table:table-cell>
          <table:table-cell table:formula="of:=[.A29]^3" office:value-type="float" office:value="21952000000000" calcext:value-type="float">
            <text:p>21952000000000</text:p>
          </table:table-cell>
          <table:table-cell table:formula="of:=[.B29]/[.C29]" office:value-type="float" office:value="0.00000002193062135569" calcext:value-type="float">
            <text:p>2,19306213556851E-08</text:p>
          </table:table-cell>
          <table:table-cell table:formula="of:=[.$D$32]*[.C29]" office:value-type="float" office:value="1812324.80936773" calcext:value-type="float">
            <text:p>1812324,80936773</text:p>
          </table:table-cell>
          <table:table-cell office:value-type="float" office:value="120" calcext:value-type="float">
            <text:p>120</text:p>
          </table:table-cell>
          <table:table-cell table:formula="of:=[.A29]^2" office:value-type="float" office:value="784000000" calcext:value-type="float">
            <text:p>784000000</text:p>
          </table:table-cell>
          <table:table-cell table:formula="of:=[.F29]/[.G29]" office:value-type="float" office:value="0.0000001530612244898" calcext:value-type="float">
            <text:p>1,53061224489796E-07</text:p>
          </table:table-cell>
          <table:table-cell table:formula="of:=[.$H$32]*[.G29]" office:value-type="float" office:value="212.008060296727" calcext:value-type="float">
            <text:p>212,008060296727</text:p>
          </table:table-cell>
          <table:table-cell office:value-type="float" office:value="12549" calcext:value-type="float">
            <text:p>12549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J29]/[.K29]" office:value-type="float" office:value="0.0303373958071629" calcext:value-type="float">
            <text:p>0,0303373958071629</text:p>
          </table:table-cell>
          <table:table-cell table:formula="of:=[.$L$32]*[.K29]" office:value-type="float" office:value="7732.41064250036" calcext:value-type="float">
            <text:p>7732,41064250036</text:p>
          </table:table-cell>
          <table:table-cell office:value-type="float" office:value="6182" calcext:value-type="float">
            <text:p>6182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N29]/[.O29]" office:value-type="float" office:value="0.0149450777655495" calcext:value-type="float">
            <text:p>0,0149450777655495</text:p>
          </table:table-cell>
          <table:table-cell table:formula="of:=[.$P$32]*[.O29]" office:value-type="float" office:value="14395.2908219239" calcext:value-type="float">
            <text:p>14395,290821923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2291" calcext:value-type="float">
            <text:p>522291</text:p>
          </table:table-cell>
          <table:table-cell table:formula="of:=[.A30]^3" office:value-type="float" office:value="24389000000000" calcext:value-type="float">
            <text:p>24389000000000</text:p>
          </table:table-cell>
          <table:table-cell table:formula="of:=[.B30]/[.C30]" office:value-type="float" office:value="0.00000002141502316618" calcext:value-type="float">
            <text:p>2,14150231661815E-08</text:p>
          </table:table-cell>
          <table:table-cell table:formula="of:=[.$D$32]*[.C30]" office:value-type="float" office:value="2013519.94240477" calcext:value-type="float">
            <text:p>2013519,94240477</text:p>
          </table:table-cell>
          <table:table-cell office:value-type="float" office:value="51" calcext:value-type="float">
            <text:p>51</text:p>
          </table:table-cell>
          <table:table-cell table:formula="of:=[.A30]^2" office:value-type="float" office:value="841000000" calcext:value-type="float">
            <text:p>841000000</text:p>
          </table:table-cell>
          <table:table-cell table:formula="of:=[.F30]/[.G30]" office:value-type="float" office:value="0.00000006064209274673" calcext:value-type="float">
            <text:p>6,06420927467301E-08</text:p>
          </table:table-cell>
          <table:table-cell table:formula="of:=[.$H$32]*[.G30]" office:value-type="float" office:value="227.421911619321" calcext:value-type="float">
            <text:p>227,421911619321</text:p>
          </table:table-cell>
          <table:table-cell office:value-type="float" office:value="4170" calcext:value-type="float">
            <text:p>4170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J30]/[.K30]" office:value-type="float" office:value="0.00970017406065648" calcext:value-type="float">
            <text:p>0,00970017406065648</text:p>
          </table:table-cell>
          <table:table-cell table:formula="of:=[.$L$32]*[.K30]" office:value-type="float" office:value="8036.01272895199" calcext:value-type="float">
            <text:p>8036,01272895199</text:p>
          </table:table-cell>
          <table:table-cell office:value-type="float" office:value="6817" calcext:value-type="float">
            <text:p>6817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N30]/[.O30]" office:value-type="float" office:value="0.015857574717385" calcext:value-type="float">
            <text:p>0,015857574717385</text:p>
          </table:table-cell>
          <table:table-cell table:formula="of:=[.$P$32]*[.O30]" office:value-type="float" office:value="14960.5014051012" calcext:value-type="float">
            <text:p>14960,5014051012</text:p>
          </table:table-cell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564793" calcext:value-type="float">
            <text:p>564793</text:p>
          </table:table-cell>
          <table:table-cell table:style-name="ce4" table:formula="of:=[.A31]^3" office:value-type="float" office:value="27000000000000" calcext:value-type="float">
            <text:p>27000000000000</text:p>
          </table:table-cell>
          <table:table-cell table:style-name="ce4" table:formula="of:=[.B31]/[.C31]" office:value-type="float" office:value="0.00000002091825925926" calcext:value-type="float">
            <text:p>2,091825925926E-08</text:p>
          </table:table-cell>
          <table:table-cell table:style-name="ce4" table:formula="of:=[.$D$32]*[.C31]" office:value-type="float" office:value="2229080.25933531" calcext:value-type="float">
            <text:p>2229080,25933531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[.A31]^2" office:value-type="float" office:value="900000000" calcext:value-type="float">
            <text:p>900000000</text:p>
          </table:table-cell>
          <table:table-cell table:style-name="ce4" table:formula="of:=[.F31]/[.G31]" office:value-type="float" office:value="0.00000007555555555556" calcext:value-type="float">
            <text:p>7,555555555556E-08</text:p>
          </table:table-cell>
          <table:table-cell table:style-name="ce4" table:formula="of:=[.$H$32]*[.G31]" office:value-type="float" office:value="243.376599830427" calcext:value-type="float">
            <text:p>243,376599830427</text:p>
          </table:table-cell>
          <table:table-cell table:style-name="ce4" office:value-type="float" office:value="5215" calcext:value-type="float">
            <text:p>5215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J31]/[.K31]" office:value-type="float" office:value="0.0116881014836095" calcext:value-type="float">
            <text:p>0,0116881014836095</text:p>
          </table:table-cell>
          <table:table-cell table:style-name="ce4" table:formula="of:=[.$L$32]*[.K31]" office:value-type="float" office:value="8340.5449519932" calcext:value-type="float">
            <text:p>8340,5449519932</text:p>
          </table:table-cell>
          <table:table-cell table:style-name="ce4" office:value-type="float" office:value="8479" calcext:value-type="float">
            <text:p>8479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N31]/[.O31]" office:value-type="float" office:value="0.0190035306768026" calcext:value-type="float">
            <text:p>0,0190035306768026</text:p>
          </table:table-cell>
          <table:table-cell table:style-name="ce4" table:formula="of:=[.$P$32]*[.O31]" office:value-type="float" office:value="15527.4436069586" calcext:value-type="float">
            <text:p>15527,4436069586</text:p>
          </table:table-cell>
        </table:table-row>
        <table:table-row table:style-name="ro1">
          <table:table-cell table:style-name="Default" table:number-columns-repeated="3"/>
          <table:table-cell table:style-name="ce5" table:formula="of:=AVERAGE([.D2:.D31])" office:value-type="float" office:value="0.00000008255852812353" calcext:value-type="float">
            <text:p>8,255852812353E-08</text:p>
          </table:table-cell>
          <table:table-cell table:style-name="ce11"/>
          <table:table-cell table:style-name="Default" table:number-columns-repeated="2"/>
          <table:table-cell table:style-name="ce5" table:formula="of:=AVERAGE([.H2:.H31])" office:value-type="float" office:value="0.00000027041844425603" calcext:value-type="float">
            <text:p>2,7041844425603E-07</text:p>
          </table:table-cell>
          <table:table-cell table:style-name="ce12"/>
          <table:table-cell table:style-name="Default" table:number-columns-repeated="2"/>
          <table:table-cell table:style-name="ce5" table:formula="of:=AVERAGE([.L2:.L31])" office:value-type="float" office:value="0.0186932187588694" calcext:value-type="float">
            <text:p>0,0186932187588694</text:p>
          </table:table-cell>
          <table:table-cell table:style-name="ce11"/>
          <table:table-cell table:style-name="Default" table:number-columns-repeated="2"/>
          <table:table-cell table:style-name="ce5" table:formula="of:=AVERAGE([.P2:.P31])" office:value-type="float" office:value="0.0348008315741432" calcext:value-type="float">
            <text:p>0,034800831574143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19T20:57:05.136817929</dc:date>
    <meta:editing-duration>PT43M15S</meta:editing-duration>
    <meta:editing-cycles>7</meta:editing-cycles>
    <meta:generator>LibreOffice/7.3.7.2$Linux_X86_64 LibreOffice_project/30$Build-2</meta:generator>
    <meta:document-statistic meta:table-count="1" meta:cell-count="53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cm" svg:height="9.344cm" xlink:href=".." xlink:type="simple" chart:class="chart:line" chart:style-name="ch1">
        <chart:title svg:x="7.534cm" svg:y="0.322cm" chart:style-name="ch2">
          <text:p>Ej2.1.1</text:p>
        </chart:title>
        <chart:legend chart:legend-position="end" svg:x="12.991cm" svg:y="4.124cm" style:legend-expansion="high" chart:style-name="ch3"/>
        <chart:plot-area chart:style-name="ch4" table:cell-range-address="Hoja1.A2:Hoja1.B31 Hoja1.A1:Hoja1.B1 Hoja1.E1:Hoja1.E31" chart:data-source-has-labels="both" svg:x="1.343cm" svg:y="1.287cm" svg:width="11.316cm" svg:height="6.89cm">
          <chart:coordinate-region svg:x="2.89cm" svg:y="1.486cm" svg:width="9.769cm" svg:height="5.506cm"/>
          <chart:axis chart:dimension="x" chart:name="primary-x" chart:style-name="ch5" chartooo:axis-type="auto">
            <chartooo:date-scale/>
            <chart:title svg:x="6.348cm" svg:y="8.36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9cm" chart:style-name="ch7">
              <text:p>Tiempo (ms)</text:p>
            </chart:title>
            <chart:grid chart:style-name="ch8" chart:class="major"/>
          </chart:axis>
          <chart:series chart:style-name="ch9" chart:values-cell-range-address="Hoja1.B2:Hoja1.B31" chart:label-cell-address="Hoja1.B1:Hoja1.B1" chart:class="chart:line">
            <chart:data-point chart:repeated="30"/>
          </chart:series>
          <chart:series chart:style-name="ch10" chart:values-cell-range-address="Hoja1.E2:Hoja1.E31" chart:label-cell-address="Hoja1.E1:Hoja1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Tiempo teórico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22">
                <text:p>622</text:p>
                <draw:g>
                  <svg:desc>Hoja1.B2:Hoja1.B31</svg:desc>
                </draw:g>
              </table:table-cell>
              <table:table-cell office:value-type="float" office:value="82.55852812353">
                <text:p>82.55852812353</text:p>
                <draw:g>
                  <svg:desc>Hoja1.E2:Hoja1.E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30">
                <text:p>2330</text:p>
              </table:table-cell>
              <table:table-cell office:value-type="float" office:value="660.46822498824">
                <text:p>660.468224988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39">
                <text:p>5539</text:p>
              </table:table-cell>
              <table:table-cell office:value-type="float" office:value="2229.08025933531">
                <text:p>2229.0802593353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63">
                <text:p>10363</text:p>
              </table:table-cell>
              <table:table-cell office:value-type="float" office:value="5283.74579990592">
                <text:p>5283.745799905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052">
                <text:p>16052</text:p>
              </table:table-cell>
              <table:table-cell office:value-type="float" office:value="10319.8160154413">
                <text:p>10319.81601544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69">
                <text:p>22069</text:p>
              </table:table-cell>
              <table:table-cell office:value-type="float" office:value="17832.6420746825">
                <text:p>17832.64207468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436">
                <text:p>30436</text:p>
              </table:table-cell>
              <table:table-cell office:value-type="float" office:value="28317.5751463708">
                <text:p>28317.575146370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535">
                <text:p>38535</text:p>
              </table:table-cell>
              <table:table-cell office:value-type="float" office:value="42269.9663992474">
                <text:p>42269.966399247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22">
                <text:p>51022</text:p>
              </table:table-cell>
              <table:table-cell office:value-type="float" office:value="60185.1670020534">
                <text:p>60185.16700205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251">
                <text:p>61251</text:p>
              </table:table-cell>
              <table:table-cell office:value-type="float" office:value="82558.52812353">
                <text:p>82558.5281235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4064">
                <text:p>74064</text:p>
              </table:table-cell>
              <table:table-cell office:value-type="float" office:value="109885.400932418">
                <text:p>109885.40093241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1233">
                <text:p>91233</text:p>
              </table:table-cell>
              <table:table-cell office:value-type="float" office:value="142661.13659746">
                <text:p>142661.1365974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5231">
                <text:p>105231</text:p>
              </table:table-cell>
              <table:table-cell office:value-type="float" office:value="181381.086287395">
                <text:p>181381.08628739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3952">
                <text:p>123952</text:p>
              </table:table-cell>
              <table:table-cell office:value-type="float" office:value="226540.601170966">
                <text:p>226540.6011709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38857">
                <text:p>138857</text:p>
              </table:table-cell>
              <table:table-cell office:value-type="float" office:value="278635.032416914">
                <text:p>278635.03241691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2038">
                <text:p>162038</text:p>
              </table:table-cell>
              <table:table-cell office:value-type="float" office:value="338159.731193979">
                <text:p>338159.7311939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7266">
                <text:p>187266</text:p>
              </table:table-cell>
              <table:table-cell office:value-type="float" office:value="405610.048670903">
                <text:p>405610.04867090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2679">
                <text:p>202679</text:p>
              </table:table-cell>
              <table:table-cell office:value-type="float" office:value="481481.336016427">
                <text:p>481481.33601642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1457">
                <text:p>221457</text:p>
              </table:table-cell>
              <table:table-cell office:value-type="float" office:value="566268.944399292">
                <text:p>566268.9443992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3206">
                <text:p>253206</text:p>
              </table:table-cell>
              <table:table-cell office:value-type="float" office:value="660468.22498824">
                <text:p>660468.2249882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860">
                <text:p>275860</text:p>
              </table:table-cell>
              <table:table-cell office:value-type="float" office:value="764574.528952011">
                <text:p>764574.52895201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3654">
                <text:p>303654</text:p>
              </table:table-cell>
              <table:table-cell office:value-type="float" office:value="879083.207459347">
                <text:p>879083.20745934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7225">
                <text:p>337225</text:p>
              </table:table-cell>
              <table:table-cell office:value-type="float" office:value="1004489.61167899">
                <text:p>1004489.6116789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4058">
                <text:p>374058</text:p>
              </table:table-cell>
              <table:table-cell office:value-type="float" office:value="1141289.09277968">
                <text:p>1141289.092779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93819">
                <text:p>393819</text:p>
              </table:table-cell>
              <table:table-cell office:value-type="float" office:value="1289977.00193016">
                <text:p>1289977.0019301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5892">
                <text:p>425892</text:p>
              </table:table-cell>
              <table:table-cell office:value-type="float" office:value="1451048.69029916">
                <text:p>1451048.6902991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8311">
                <text:p>488311</text:p>
              </table:table-cell>
              <table:table-cell office:value-type="float" office:value="1624999.50905544">
                <text:p>1624999.5090554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1421">
                <text:p>481421</text:p>
              </table:table-cell>
              <table:table-cell office:value-type="float" office:value="1812324.80936773">
                <text:p>1812324.8093677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2291">
                <text:p>522291</text:p>
              </table:table-cell>
              <table:table-cell office:value-type="float" office:value="2013519.94240477">
                <text:p>2013519.942404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4793">
                <text:p>564793</text:p>
              </table:table-cell>
              <table:table-cell office:value-type="float" office:value="2229080.25933531">
                <text:p>2229080.25933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cm" svg:height="8.887cm" xlink:href=".." xlink:type="simple" chart:class="chart:line" chart:style-name="ch1">
        <chart:title svg:x="7.129cm" svg:y="0.313cm" chart:style-name="ch2">
          <text:p>Ej2.1.2</text:p>
        </chart:title>
        <chart:legend chart:legend-position="end" svg:x="12.181cm" svg:y="3.895cm" style:legend-expansion="high" chart:style-name="ch3"/>
        <chart:plot-area chart:style-name="ch4" table:cell-range-address="Hoja1.A2:Hoja1.A31 Hoja1.F1:Hoja1.F31 Hoja1.I1:Hoja1.I31" chart:data-source-has-labels="both" svg:x="1.327cm" svg:y="1.269cm" svg:width="10.538cm" svg:height="6.46cm">
          <chart:coordinate-region svg:x="2.134cm" svg:y="1.468cm" svg:width="9.731cm" svg:height="5.075cm"/>
          <chart:axis chart:dimension="x" chart:name="primary-x" chart:style-name="ch5" chartooo:axis-type="auto">
            <chartooo:date-scale/>
            <chart:title svg:x="5.943cm" svg:y="7.90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56cm" chart:style-name="ch7">
              <text:p>Tiempo (ms)</text:p>
            </chart:title>
            <chart:grid chart:style-name="ch8" chart:class="major"/>
          </chart:axis>
          <chart:series chart:style-name="ch9" chart:values-cell-range-address="Hoja1.F2:Hoja1.F31" chart:label-cell-address="Hoja1.F1:Hoja1.F1" chart:class="chart:line">
            <chart:data-point chart:repeated="30"/>
          </chart:series>
          <chart:series chart:style-name="ch10" chart:values-cell-range-address="Hoja1.I2:Hoja1.I31" chart:label-cell-address="Hoja1.I1:Hoja1.I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2</text:p>
                <draw:g>
                  <svg:desc>Hoja1.F1:Hoja1.F1</svg:desc>
                </draw:g>
              </table:table-cell>
              <table:table-cell office:value-type="string">
                <text:p>Tiempo teórico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1">
                <text:p>1</text:p>
                <draw:g>
                  <svg:desc>Hoja1.F2:Hoja1.F31</svg:desc>
                </draw:g>
              </table:table-cell>
              <table:table-cell office:value-type="float" office:value="0.27041844425603">
                <text:p>0.27041844425603</text:p>
                <draw:g>
                  <svg:desc>Hoja1.I2:Hoja1.I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1.08167377702412">
                <text:p>1.081673777024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  <table:table-cell office:value-type="float" office:value="2.43376599830427">
                <text:p>2.4337659983042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">
                <text:p>7</text:p>
              </table:table-cell>
              <table:table-cell office:value-type="float" office:value="4.32669510809648">
                <text:p>4.326695108096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">
                <text:p>8</text:p>
              </table:table-cell>
              <table:table-cell office:value-type="float" office:value="6.76046110640075">
                <text:p>6.760461106400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">
                <text:p>15</text:p>
              </table:table-cell>
              <table:table-cell office:value-type="float" office:value="9.73506399321708">
                <text:p>9.7350639932170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">
                <text:p>11</text:p>
              </table:table-cell>
              <table:table-cell office:value-type="float" office:value="13.2505037685455">
                <text:p>13.25050376854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">
                <text:p>24</text:p>
              </table:table-cell>
              <table:table-cell office:value-type="float" office:value="17.3067804323859">
                <text:p>17.30678043238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0">
                <text:p>30</text:p>
              </table:table-cell>
              <table:table-cell office:value-type="float" office:value="21.9038939847384">
                <text:p>21.90389398473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">
                <text:p>36</text:p>
              </table:table-cell>
              <table:table-cell office:value-type="float" office:value="27.041844425603">
                <text:p>27.04184442560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9">
                <text:p>29</text:p>
              </table:table-cell>
              <table:table-cell office:value-type="float" office:value="32.7206317549796">
                <text:p>32.720631754979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3">
                <text:p>33</text:p>
              </table:table-cell>
              <table:table-cell office:value-type="float" office:value="38.9402559728683">
                <text:p>38.940255972868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9">
                <text:p>39</text:p>
              </table:table-cell>
              <table:table-cell office:value-type="float" office:value="45.7007170792691">
                <text:p>45.700717079269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8">
                <text:p>38</text:p>
              </table:table-cell>
              <table:table-cell office:value-type="float" office:value="53.0020150741819">
                <text:p>53.002015074181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">
                <text:p>72</text:p>
              </table:table-cell>
              <table:table-cell office:value-type="float" office:value="60.8441499576067">
                <text:p>60.84414995760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7">
                <text:p>27</text:p>
              </table:table-cell>
              <table:table-cell office:value-type="float" office:value="69.2271217295437">
                <text:p>69.227121729543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9">
                <text:p>79</text:p>
              </table:table-cell>
              <table:table-cell office:value-type="float" office:value="78.1509303899927">
                <text:p>78.150930389992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1">
                <text:p>51</text:p>
              </table:table-cell>
              <table:table-cell office:value-type="float" office:value="87.6155759389537">
                <text:p>87.615575938953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0">
                <text:p>70</text:p>
              </table:table-cell>
              <table:table-cell office:value-type="float" office:value="97.6210583764268">
                <text:p>97.62105837642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0">
                <text:p>100</text:p>
              </table:table-cell>
              <table:table-cell office:value-type="float" office:value="108.167377702412">
                <text:p>108.16737770241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5">
                <text:p>35</text:p>
              </table:table-cell>
              <table:table-cell office:value-type="float" office:value="119.254533916909">
                <text:p>119.25453391690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1">
                <text:p>41</text:p>
              </table:table-cell>
              <table:table-cell office:value-type="float" office:value="130.882527019919">
                <text:p>130.88252701991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66">
                <text:p>66</text:p>
              </table:table-cell>
              <table:table-cell office:value-type="float" office:value="143.05135701144">
                <text:p>143.0513570114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82">
                <text:p>82</text:p>
              </table:table-cell>
              <table:table-cell office:value-type="float" office:value="155.761023891473">
                <text:p>155.76102389147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37">
                <text:p>137</text:p>
              </table:table-cell>
              <table:table-cell office:value-type="float" office:value="169.011527660019">
                <text:p>169.01152766001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60">
                <text:p>60</text:p>
              </table:table-cell>
              <table:table-cell office:value-type="float" office:value="182.802868317076">
                <text:p>182.80286831707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59">
                <text:p>59</text:p>
              </table:table-cell>
              <table:table-cell office:value-type="float" office:value="197.135045862646">
                <text:p>197.13504586264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0">
                <text:p>120</text:p>
              </table:table-cell>
              <table:table-cell office:value-type="float" office:value="212.008060296727">
                <text:p>212.00806029672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1">
                <text:p>51</text:p>
              </table:table-cell>
              <table:table-cell office:value-type="float" office:value="227.421911619321">
                <text:p>227.4219116193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8">
                <text:p>68</text:p>
              </table:table-cell>
              <table:table-cell office:value-type="float" office:value="243.376599830427">
                <text:p>243.376599830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1cm" svg:height="9.327cm" xlink:href=".." xlink:type="simple" chart:class="chart:line" chart:style-name="ch1">
        <chart:title svg:x="7.175cm" svg:y="0.322cm" chart:style-name="ch2">
          <text:p>MergeSort</text:p>
        </chart:title>
        <chart:legend chart:legend-position="end" svg:x="12.962cm" svg:y="4.115cm" style:legend-expansion="high" chart:style-name="ch3"/>
        <chart:plot-area chart:style-name="ch4" table:cell-range-address="Hoja1.A2:Hoja1.A31 Hoja1.J1:Hoja1.J31 Hoja1.M1:Hoja1.M31" chart:data-source-has-labels="both" svg:x="1.342cm" svg:y="1.287cm" svg:width="11.289cm" svg:height="6.873cm">
          <chart:coordinate-region svg:x="2.519cm" svg:y="1.486cm" svg:width="10.112cm" svg:height="5.488cm"/>
          <chart:axis chart:dimension="x" chart:name="primary-x" chart:style-name="ch5" chartooo:axis-type="auto">
            <chartooo:date-scale/>
            <chart:title svg:x="6.333cm" svg:y="8.34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M2:Hoja1.M31" chart:label-cell-address="Hoja1.M1:Hoja1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Tiempo teórico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7">
                <text:p>77</text:p>
                <draw:g>
                  <svg:desc>Hoja1.J2:Hoja1.J31</svg:desc>
                </draw:g>
              </table:table-cell>
              <table:table-cell office:value-type="float" office:value="186.292585736891">
                <text:p>186.292585736891</text:p>
                <draw:g>
                  <svg:desc>Hoja1.M2:Hoja1.M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409.971608991521">
                <text:p>409.9716089915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647.761909462429">
                <text:p>647.7619094624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61">
                <text:p>461</text:p>
              </table:table-cell>
              <table:table-cell office:value-type="float" office:value="894.71609301852">
                <text:p>894.716093018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4">
                <text:p>824</text:p>
              </table:table-cell>
              <table:table-cell office:value-type="float" office:value="1148.48447778493">
                <text:p>1148.484477784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59">
                <text:p>1659</text:p>
              </table:table-cell>
              <table:table-cell office:value-type="float" office:value="1407.68313147807">
                <text:p>1407.6831314780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41">
                <text:p>1741</text:p>
              </table:table-cell>
              <table:table-cell office:value-type="float" office:value="1671.39759800092">
                <text:p>1671.397598000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18">
                <text:p>1318</text:p>
              </table:table-cell>
              <table:table-cell office:value-type="float" office:value="1938.977936108">
                <text:p>1938.9779361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50">
                <text:p>1250</text:p>
              </table:table-cell>
              <table:table-cell office:value-type="float" office:value="2209.93818514256">
                <text:p>2209.938185142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3">
                <text:p>1403</text:p>
              </table:table-cell>
              <table:table-cell office:value-type="float" office:value="2483.90114315855">
                <text:p>2483.9011431585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95">
                <text:p>1395</text:p>
              </table:table-cell>
              <table:table-cell office:value-type="float" office:value="2760.56547541971">
                <text:p>2760.5654754197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33">
                <text:p>1733</text:p>
              </table:table-cell>
              <table:table-cell office:value-type="float" office:value="3039.68488806258">
                <text:p>3039.6848880625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29">
                <text:p>1829</text:p>
              </table:table-cell>
              <table:table-cell office:value-type="float" office:value="3321.05429359745">
                <text:p>3321.054293597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32">
                <text:p>2832</text:p>
              </table:table-cell>
              <table:table-cell office:value-type="float" office:value="3604.50025862601">
                <text:p>3604.500258626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98">
                <text:p>3098</text:p>
              </table:table-cell>
              <table:table-cell office:value-type="float" office:value="3889.87419461356">
                <text:p>3889.8741946135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73">
                <text:p>2973</text:p>
              </table:table-cell>
              <table:table-cell office:value-type="float" office:value="4177.0473723579">
                <text:p>4177.04737235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73">
                <text:p>3073</text:p>
              </table:table-cell>
              <table:table-cell office:value-type="float" office:value="4465.90718755127">
                <text:p>4465.9071875512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09">
                <text:p>3509</text:p>
              </table:table-cell>
              <table:table-cell office:value-type="float" office:value="4756.35430794476">
                <text:p>4756.3543079447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013">
                <text:p>8013</text:p>
              </table:table-cell>
              <table:table-cell office:value-type="float" office:value="5048.30045633273">
                <text:p>5048.300456332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205">
                <text:p>9205</text:p>
              </table:table-cell>
              <table:table-cell office:value-type="float" office:value="5341.66666149449">
                <text:p>5341.6666614944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360">
                <text:p>9360</text:p>
              </table:table-cell>
              <table:table-cell office:value-type="float" office:value="5636.38185976505">
                <text:p>5636.3818597650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08">
                <text:p>10508</text:p>
              </table:table-cell>
              <table:table-cell office:value-type="float" office:value="5932.38176353454">
                <text:p>5932.3817635345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554">
                <text:p>9554</text:p>
              </table:table-cell>
              <table:table-cell office:value-type="float" office:value="6229.60793586757">
                <text:p>6229.6079358675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66">
                <text:p>11766</text:p>
              </table:table-cell>
              <table:table-cell office:value-type="float" office:value="6528.00702633803">
                <text:p>6528.0070263380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698">
                <text:p>11698</text:p>
              </table:table-cell>
              <table:table-cell office:value-type="float" office:value="6827.530134427">
                <text:p>6827.53013442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328">
                <text:p>14328</text:p>
              </table:table-cell>
              <table:table-cell office:value-type="float" office:value="7128.13227492551">
                <text:p>7128.1322749255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129">
                <text:p>12129</text:p>
              </table:table-cell>
              <table:table-cell office:value-type="float" office:value="7429.77192569347">
                <text:p>7429.771925693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49">
                <text:p>12549</text:p>
              </table:table-cell>
              <table:table-cell office:value-type="float" office:value="7732.41064250036">
                <text:p>7732.410642500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0">
                <text:p>4170</text:p>
              </table:table-cell>
              <table:table-cell office:value-type="float" office:value="8036.01272895199">
                <text:p>8036.012728951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15">
                <text:p>5215</text:p>
              </table:table-cell>
              <table:table-cell office:value-type="float" office:value="8340.5449519932">
                <text:p>8340.544951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9cm" svg:height="8.854cm" xlink:href=".." xlink:type="simple" chart:class="chart:line" chart:style-name="ch1">
        <chart:title svg:x="6.86cm" svg:y="0.313cm" chart:style-name="ch2">
          <text:p>HeapSort</text:p>
        </chart:title>
        <chart:legend chart:legend-position="end" svg:x="12.12cm" svg:y="3.879cm" style:legend-expansion="high" chart:style-name="ch3"/>
        <chart:plot-area chart:style-name="ch4" table:cell-range-address="Hoja1.A2:Hoja1.A31 Hoja1.N1:Hoja1.N31 Hoja1.Q1:Hoja1.Q31" chart:data-source-has-labels="both" svg:x="1.325cm" svg:y="1.269cm" svg:width="10.481cm" svg:height="6.427cm">
          <chart:coordinate-region svg:x="2.502cm" svg:y="1.468cm" svg:width="9.304cm" svg:height="5.043cm"/>
          <chart:axis chart:dimension="x" chart:name="primary-x" chart:style-name="ch5" chartooo:axis-type="auto">
            <chartooo:date-scale/>
            <chart:title svg:x="5.912cm" svg:y="7.87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39cm" chart:style-name="ch7">
              <text:p>Tiempo (ms)</text:p>
            </chart:title>
            <chart:grid chart:style-name="ch8" chart:class="major"/>
          </chart:axis>
          <chart:series chart:style-name="ch9" chart:values-cell-range-address="Hoja1.N2:Hoja1.N31" chart:label-cell-address="Hoja1.N1:Hoja1.N1" chart:class="chart:line">
            <chart:data-point chart:repeated="30"/>
          </chart:series>
          <chart:series chart:style-name="ch10" chart:values-cell-range-address="Hoja1.Q2:Hoja1.Q31" chart:label-cell-address="Hoja1.Q1:Hoja1.Q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  <table:table-cell office:value-type="string">
                <text:p>Tiempo teórico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319">
                <text:p>319</text:p>
                <draw:g>
                  <svg:desc>Hoja1.N2:Hoja1.N31</svg:desc>
                </draw:g>
              </table:table-cell>
              <table:table-cell office:value-type="float" office:value="346.817580394768">
                <text:p>346.817580394768</text:p>
                <draw:g>
                  <svg:desc>Hoja1.Q2:Hoja1.Q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763.236823937824">
                <text:p>763.2368239378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5">
                <text:p>505</text:p>
              </table:table-cell>
              <table:table-cell office:value-type="float" office:value="1205.92678030109">
                <text:p>1205.9267803010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3">
                <text:p>1623</text:p>
              </table:table-cell>
              <table:table-cell office:value-type="float" office:value="1665.67697417222">
                <text:p>1665.676974172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26">
                <text:p>1226</text:p>
              </table:table-cell>
              <table:table-cell office:value-type="float" office:value="2138.11304476107">
                <text:p>2138.1130447610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0">
                <text:p>2200</text:p>
              </table:table-cell>
              <table:table-cell office:value-type="float" office:value="2620.65855004705">
                <text:p>2620.658550047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09">
                <text:p>1809</text:p>
              </table:table-cell>
              <table:table-cell office:value-type="float" office:value="3111.61106344296">
                <text:p>3111.611063442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721">
                <text:p>2721</text:p>
              </table:table-cell>
              <table:table-cell office:value-type="float" office:value="3609.76060093758">
                <text:p>3609.76060093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545">
                <text:p>3545</text:p>
              </table:table-cell>
              <table:table-cell office:value-type="float" office:value="4114.20245825365">
                <text:p>4114.202458253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82">
                <text:p>4282</text:p>
              </table:table-cell>
              <table:table-cell office:value-type="float" office:value="4624.23440526358">
                <text:p>4624.234405263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833">
                <text:p>3833</text:p>
              </table:table-cell>
              <table:table-cell office:value-type="float" office:value="5139.29545246954">
                <text:p>5139.2954524695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0310">
                <text:p>10310</text:p>
              </table:table-cell>
              <table:table-cell office:value-type="float" office:value="5658.92707898382">
                <text:p>5658.9270789838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281">
                <text:p>12281</text:p>
              </table:table-cell>
              <table:table-cell office:value-type="float" office:value="6182.74747708887">
                <text:p>6182.7474770888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043">
                <text:p>12043</text:p>
              </table:table-cell>
              <table:table-cell office:value-type="float" office:value="6710.43376892392">
                <text:p>6710.433768923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324">
                <text:p>14324</text:p>
              </table:table-cell>
              <table:table-cell office:value-type="float" office:value="7241.70932986717">
                <text:p>7241.7093298671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3492">
                <text:p>13492</text:p>
              </table:table-cell>
              <table:table-cell office:value-type="float" office:value="7776.33450706146">
                <text:p>7776.3345070614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5535">
                <text:p>5535</text:p>
              </table:table-cell>
              <table:table-cell office:value-type="float" office:value="8314.09966707774">
                <text:p>8314.0996670777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195">
                <text:p>6195</text:p>
              </table:table-cell>
              <table:table-cell office:value-type="float" office:value="8854.81988484188">
                <text:p>8854.8198848418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999">
                <text:p>7999</text:p>
              </table:table-cell>
              <table:table-cell office:value-type="float" office:value="9398.33081625647">
                <text:p>9398.3308162564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542">
                <text:p>8542</text:p>
              </table:table-cell>
              <table:table-cell office:value-type="float" office:value="9944.48544201002">
                <text:p>9944.4854420100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661">
                <text:p>8661</text:p>
              </table:table-cell>
              <table:table-cell office:value-type="float" office:value="10493.1514641464">
                <text:p>10493.15146414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8186">
                <text:p>8186</text:p>
              </table:table-cell>
              <table:table-cell office:value-type="float" office:value="11044.2091995702">
                <text:p>11044.209199570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763">
                <text:p>9763</text:p>
              </table:table-cell>
              <table:table-cell office:value-type="float" office:value="11597.5498572823">
                <text:p>11597.549857282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5055">
                <text:p>15055</text:p>
              </table:table-cell>
              <table:table-cell office:value-type="float" office:value="12153.0741157471">
                <text:p>12153.074115747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2652">
                <text:p>22652</text:p>
              </table:table-cell>
              <table:table-cell office:value-type="float" office:value="12710.6909377415">
                <text:p>12710.690937741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282">
                <text:p>14282</text:p>
              </table:table-cell>
              <table:table-cell office:value-type="float" office:value="13270.3165751055">
                <text:p>13270.31657510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0613">
                <text:p>10613</text:p>
              </table:table-cell>
              <table:table-cell office:value-type="float" office:value="13831.8737268121">
                <text:p>13831.873726812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182">
                <text:p>6182</text:p>
              </table:table-cell>
              <table:table-cell office:value-type="float" office:value="14395.2908219239">
                <text:p>14395.290821923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6817">
                <text:p>6817</text:p>
              </table:table-cell>
              <table:table-cell office:value-type="float" office:value="14960.5014051012">
                <text:p>14960.501405101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479">
                <text:p>8479</text:p>
              </table:table-cell>
              <table:table-cell office:value-type="float" office:value="15527.4436069586">
                <text:p>15527.4436069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MergeSort vs HeapSort</text:p>
        </chart:title>
        <chart:legend chart:legend-position="end" svg:x="13.068cm" svg:y="3.952cm" style:legend-expansion="high" chart:style-name="ch3"/>
        <chart:plot-area chart:style-name="ch4" table:cell-range-address="Hoja1.A1:Hoja1.A31 Hoja1.J1:Hoja1.J31 Hoja1.N1:Hoja1.N31" chart:data-source-has-labels="both" svg:x="1.331cm" svg:y="1.275cm" svg:width="11.417cm" svg:height="6.564cm">
          <chart:coordinate-region svg:x="2.508cm" svg:y="1.474cm" svg:width="10.24cm" svg:height="5.179cm"/>
          <chart:axis chart:dimension="x" chart:name="primary-x" chart:style-name="ch5" chartooo:axis-type="auto">
            <chartooo:date-scale/>
            <chart:title svg:x="6.386cm" svg:y="8.019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514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N2:Hoja1.N31" chart:label-cell-address="Hoja1.N1:Hoja1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7">
                <text:p>77</text:p>
                <draw:g>
                  <svg:desc>Hoja1.J2:Hoja1.J31</svg:desc>
                </draw:g>
              </table:table-cell>
              <table:table-cell office:value-type="float" office:value="319">
                <text:p>319</text:p>
                <draw:g>
                  <svg:desc>Hoja1.N2:Hoja1.N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61">
                <text:p>46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4">
                <text:p>82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59">
                <text:p>165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41">
                <text:p>174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18">
                <text:p>1318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50">
                <text:p>125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3">
                <text:p>1403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95">
                <text:p>1395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33">
                <text:p>1733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29">
                <text:p>1829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32">
                <text:p>2832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98">
                <text:p>3098</text:p>
              </table:table-cell>
              <table:table-cell office:value-type="float" office:value="14324">
                <text:p>1432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73">
                <text:p>2973</text:p>
              </table:table-cell>
              <table:table-cell office:value-type="float" office:value="13492">
                <text:p>1349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73">
                <text:p>3073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09">
                <text:p>3509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013">
                <text:p>8013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205">
                <text:p>9205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360">
                <text:p>9360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08">
                <text:p>10508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554">
                <text:p>9554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66">
                <text:p>11766</text:p>
              </table:table-cell>
              <table:table-cell office:value-type="float" office:value="15055">
                <text:p>150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698">
                <text:p>11698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328">
                <text:p>14328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129">
                <text:p>12129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49">
                <text:p>12549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0">
                <text:p>417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15">
                <text:p>5215</text:p>
              </table:table-cell>
              <table:table-cell office:value-type="float" office:value="8479">
                <text:p>84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